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ans-serif"/>
    <style:font-face style:name="OpenSymbol" svg:font-family="OpenSymbol"/>
    <style:font-face style:name="Tahoma" svg:font-family="Tahoma"/>
    <style:font-face style:name="Tahoma1" svg:font-family="Tahoma, sans-serif"/>
    <style:font-face style:name="DejaVu Sans Mono" svg:font-family="'DejaVu Sans Mono'"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tyle="italic" fo:font-weight="bold" style:font-style-asian="italic" style:font-weight-asian="bold" style:font-style-complex="italic"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margin-left="0in" fo:margin-right="0in" fo:margin-top="0in" fo:margin-bottom="0in" style:contextual-spacing="false" fo:text-indent="0in" style:auto-text-indent="false"/>
      <style:text-properties fo:color="#c0504d" style:font-name="Calibri" fo:font-size="11pt" fo:language="en" fo:country="IN"/>
    </style:style>
    <style:style style:name="P4" style:family="paragraph" style:parent-style-name="Standard">
      <style:paragraph-properties fo:break-before="page"/>
    </style:style>
    <style:style style:name="P5" style:family="paragraph" style:parent-style-name="Standard">
      <style:paragraph-properties style:writing-mode="lr-tb"/>
    </style:style>
    <style:style style:name="P6" style:family="paragraph" style:parent-style-name="Preformatted_20_Text">
      <style:paragraph-properties style:writing-mode="lr-tb"/>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T1" style:family="text">
      <style:text-properties fo:color="#1a1a1a"/>
    </style:style>
    <style:style style:name="T2" style:family="text">
      <style:text-properties fo:color="#1a1a1a" style:font-name="Nimbus Roman No9 L"/>
    </style:style>
    <style:style style:name="T3" style:family="text">
      <style:text-properties fo:color="#1a1a1a" style:font-name="Nimbus Roman No9 L" fo:font-style="italic" fo:font-weight="bold" style:font-style-asian="italic" style:font-weight-asian="bold" style:font-style-complex="italic" style:font-weight-complex="bold"/>
    </style:style>
    <style:style style:name="T4" style:family="text">
      <style:text-properties fo:color="#1a1a1a" style:font-name="Nimbus Roman No9 L" fo:font-size="11pt" fo:language="en" fo:country="US"/>
    </style:style>
    <style:style style:name="T5" style:family="text">
      <style:text-properties fo:color="#1a1a1a" style:font-name="Nimbus Roman No9 L" fo:background-color="#00ae00"/>
    </style:style>
    <style:style style:name="T6" style:family="text">
      <style:text-properties fo:color="#1a1a1a" style:font-name="Nimbus Roman No9 L" fo:background-color="#ffffff"/>
    </style:style>
    <style:style style:name="T7" style:family="text">
      <style:text-properties fo:color="#1a1a1a" style:font-name="Nimbus Roman No9 L" fo:font-weight="bold" style:font-weight-asian="bold" style:font-weight-complex="bold"/>
    </style:style>
    <style:style style:name="T8" style:family="text">
      <style:text-properties fo:color="#800000"/>
    </style:style>
    <style:style style:name="T9" style:family="text">
      <style:text-properties fo:color="#800000" style:font-name="Nimbus Roman No9 L"/>
    </style:style>
    <style:style style:name="T10" style:family="text">
      <style:text-properties fo:color="#800000" style:font-name="Nimbus Roman No9 L" fo:background-color="#23b8dc"/>
    </style:style>
    <style:style style:name="T11" style:family="text">
      <style:text-properties fo:color="#800000" style:font-name="Nimbus Roman No9 L" fo:background-color="transparent"/>
    </style:style>
    <style:style style:name="T12" style:family="text">
      <style:text-properties fo:color="#00ff00" style:font-name="Nimbus Roman No9 L"/>
    </style:style>
    <style:style style:name="T13" style:family="text">
      <style:text-properties fo:color="#ff0000" style:font-name="Nimbus Roman No9 L"/>
    </style:style>
    <style:style style:name="T14" style:family="text">
      <style:text-properties fo:color="#ff0000" style:font-name="Tahoma" fo:font-size="10pt" fo:language="en" fo:country="US" fo:font-style="normal" fo:font-weight="normal" style:font-style-asian="normal" style:font-weight-asian="normal" style:font-style-complex="normal" style:font-weight-complex="normal"/>
    </style:style>
    <style:style style:name="T15" style:family="text">
      <style:text-properties fo:color="#00ae00" style:font-name="Nimbus Roman No9 L"/>
    </style:style>
    <style:style style:name="T16" style:family="text">
      <style:text-properties fo:color="#008000" style:font-name="Nimbus Roman No9 L"/>
    </style:style>
    <style:style style:name="T17" style:family="text">
      <style:text-properties fo:color="#008000" style:font-name="Tahoma" fo:font-size="10pt" fo:language="en" fo:country="US"/>
    </style:style>
    <style:style style:name="T18" style:family="text">
      <style:text-properties fo:color="#4b1f6f" style:font-name="Nimbus Roman No9 L" fo:font-style="italic" fo:font-weight="bold" style:font-style-asian="italic" style:font-weight-asian="bold" style:font-style-complex="italic" style:font-weight-complex="bold"/>
    </style:style>
    <style:style style:name="T19" style:family="text">
      <style:text-properties fo:color="#7e0021" style:font-name="Nimbus Roman No9 L" fo:background-color="#ffffff"/>
    </style:style>
    <style:style style:name="T20" style:family="text">
      <style:text-properties fo:color="#000000" style:font-name="Tahoma" fo:font-size="10pt" fo:language="en" fo:country="US"/>
    </style:style>
    <style:style style:name="T21" style:family="text">
      <style:text-properties fo:color="#000000" style:font-name="Tahoma" fo:font-size="10pt" fo:language="en" fo:country="US" fo:font-weight="bold" style:font-weight-asian="bold" style:font-weight-complex="bold"/>
    </style:style>
    <style:style style:name="T22" style:family="text">
      <style:text-properties fo:color="#000000" style:font-name="Tahoma" fo:font-size="10pt" fo:language="en" fo:country="US" fo:font-weight="normal" style:font-weight-asian="normal" style:font-weight-complex="normal"/>
    </style:style>
    <style:style style:name="T23" style:family="text">
      <style:text-properties fo:color="#000000" style:font-name="Tahoma" fo:font-size="10pt" fo:language="en" fo:country="US" fo:font-style="italic" fo:font-weight="bold" style:font-style-asian="italic" style:font-weight-asian="bold" style:font-style-complex="italic" style:font-weight-complex="bold"/>
    </style:style>
    <style:style style:name="T24" style:family="text">
      <style:text-properties fo:color="#000000" style:font-name="Tahoma" fo:font-size="10pt" fo:language="en" fo:country="US" fo:font-style="normal" fo:font-weight="normal" style:font-style-asian="normal" style:font-weight-asian="normal" style:font-style-complex="normal" style:font-weight-complex="normal"/>
    </style:style>
    <style:style style:name="T25" style:family="text">
      <style:text-properties fo:color="#000000" style:font-name="Tahoma" fo:font-size="10pt" fo:language="en" fo:country="US" fo:font-style="normal" fo:font-weight="normal" fo:background-color="#ffff00" style:font-style-asian="normal" style:font-weight-asian="normal" style:font-style-complex="normal" style:font-weight-complex="normal"/>
    </style:style>
    <style:style style:name="T26" style:family="text">
      <style:text-properties fo:color="#000000" style:font-name="Tahoma" fo:font-size="10pt" fo:language="en" fo:country="US" fo:font-style="normal" fo:font-weight="normal" fo:background-color="#ff0000" style:font-style-asian="normal" style:font-weight-asian="normal" style:font-style-complex="normal" style:font-weight-complex="normal"/>
    </style:style>
    <style:style style:name="T27" style:family="text">
      <style:text-properties fo:color="#000000" style:font-name="Tahoma1" fo:font-size="10pt" fo:language="en" fo:country="IN" fo:font-weight="normal" style:font-weight-asian="normal" style:font-weight-complex="normal"/>
    </style:style>
    <style:style style:name="T28" style:family="text">
      <style:text-properties fo:color="#000000" style:font-name="Arial" fo:font-size="10pt" fo:language="en" fo:country="US" fo:font-style="normal" fo:font-weight="normal" style:font-style-asian="normal" style:font-weight-asian="normal" style:font-style-complex="normal" style:font-weight-complex="normal"/>
    </style:style>
    <style:style style:name="T29" style:family="text">
      <style:text-properties fo:color="#339966" style:font-name="Tahoma" fo:font-size="10pt" fo:language="en" fo:country="US"/>
    </style:style>
    <style:style style:name="T30" style:family="text">
      <style:text-properties fo:color="#ff00ff" style:font-name="Tahoma" fo:font-size="10pt" fo:language="en" fo:country="US" fo:font-style="normal" fo:font-weight="normal" style:font-style-asian="normal" style:font-weight-asian="normal" style:font-style-complex="normal" style:font-weight-complex="normal"/>
    </style:style>
    <style:style style:name="T31" style:family="text">
      <style:text-properties fo:color="#b80047" style:font-name="Tahoma" fo:font-size="10pt" fo:language="en" fo:country="US" fo:font-style="normal" fo:font-weight="normal" fo:background-color="#ff0000" style:font-style-asian="normal" style:font-weight-asian="normal" style:font-style-complex="normal" style:font-weight-complex="normal"/>
    </style:style>
    <style:style style:name="T32" style:family="text">
      <style:text-properties fo:color="#008080" style:font-name="Tahoma" fo:font-size="10pt" fo:language="en" fo:country="US" fo:font-style="normal" fo:font-weight="normal" style:font-style-asian="normal" style:font-weight-asian="normal" style:font-style-complex="normal" style:font-weight-complex="normal"/>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tice: the document's content is according to ap99.</text:p>
      <text:p text:style-name="Standard"/>
      <text:p text:style-name="Standard">1\ CPU's GMAC0 is connect to switch's PHY4 through RGMII;</text:p>
      <text:p text:style-name="Standard">2\ CPU's GMAC1 is connect to switch's MAC0 (Here mac0 worked as phy) through GMII; <text:s/></text:p>
      <text:p text:style-name="Standard">3\ The GMAC0's base address is 0x1900_0000, and the GMAC1's base address is 0x1A00_0000. </text:p>
      <text:p text:style-name="Standard">#define athr_gmac_reg_rd(_mac, _reg) <text:s text:c="38"/>\ </text:p>
      <text:p text:style-name="Standard"><text:s text:c="12"/>(athr_reg_rd((_mac)-&gt;mac_base + (_reg))) </text:p>
      <text:p text:style-name="Standard"><text:s text:c="4"/></text:p>
      <text:p text:style-name="Standard">#define athr_gmac_reg_wr(_mac, _reg, _val) <text:s text:c="32"/>\ </text:p>
      <text:p text:style-name="Standard"><text:s text:c="16"/>athr_reg_wr((_mac)-&gt;mac_base + (_reg), (_val)); <text:s/></text:p>
      <text:p text:style-name="Standard"/>
      <text:p text:style-name="Standard">RANGE: 0x000 ~ 0x1D8</text:p>
      <text:p text:style-name="Standard">Pay Attention To these register: </text:p>
      <text:p text:style-name="Standard">0x004 <text:s/>MAC Configuration 2</text:p>
      <text:p text:style-name="Standard">0x058 &amp; 0x05c ETH Configuration 4 &amp; ETH Configuration 5</text:p>
      <text:p text:style-name="Standard">0x080 ~ 0x098 <text:s/>the Rx/Tx static register</text:p>
      <text:p text:style-name="Standard"/>
      <text:p text:style-name="Standard">There are also ethernet MAC/PHY port registers, But CPU does not <text:s/>care about it. It does not use these to port. </text:p>
      <text:p text:style-name="Standard"/>
      <text:p text:style-name="Standard">4\ The control register about GMAC0 and GMAC1, here is <text:s/>the interface that used to access the register</text:p>
      <text:p text:style-name="Standard">athr_reg_rd() and athr_reg_wr(). <text:s/></text:p>
      <text:p text:style-name="Standard">#define ATHR_GMAC_ETH_CFG 0x18070000</text:p>
      <text:p text:style-name="Standard"/>
      <text:p text:style-name="Standard"/>
      <text:p text:style-name="Standard"/>
      <text:p text:style-name="Standard"/>
      <text:p text:style-name="Standard">“The sixth port (port5) supports a PHY interface as a WAN port. The first port (port0) supports a MAC interface and can be configured in MII-PHY or RMII-PHY mode to connect to an external management CPU or an integrated CPU in a routing or xDSL engine.”</text:p>
      <text:p text:style-name="Standard"/>
      <text:p text:style-name="Standard">There are three classes of registers in switch chip, Global Control Registers, Port Control Registers and MII Registers.</text:p>
      <text:p text:style-name="Standard"/>
      <text:p text:style-name="Standard">We use the same interface to read/write the Global Control Registers and Port Control Registers. Here are <text:s/>they:</text:p>
      <text:p text:style-name="Standard">#define phy_reg_read <text:s text:c="3"/>athr_gmac_mii_read </text:p>
      <text:p text:style-name="Standard">#define phy_reg_write <text:s text:c="2"/>athr_gmac_mii_write </text:p>
      <text:p text:style-name="Standard">unsigned int athrs26_reg_read(unsigned int s26_addr);</text:p>
      <text:p text:style-name="Standard">void athrs26_reg_write(unsigned int s26_addr, unsigned int s26_write_data) </text:p>
      <text:p text:style-name="Standard"/>
      <text:p text:style-name="Standard">here is an example,</text:p>
      <text:p text:style-name="Standard">athrs26_reg_read(0x104) → …</text:p>
      <text:p text:style-name="Standard"/>
      <text:p text:style-name="Standard">They use the same MII interface, but reading the normal register is much more complicate, it needs <text:soft-page-break/>three stages.</text:p>
      <text:p text:style-name="Standard"/>
      <text:p text:style-name="Standard">We directly use <text:s/>phy_reg_read/ phy_reg_write to read and wirte MII Registers. Here is an example:</text:p>
      <text:p text:style-name="Standard">phyHwStatus = phy_reg_read(phyBase, phyAddr, ATHR_PHY_SPEC_STATUS); </text:p>
      <text:p text:style-name="Standard">//phyBase 0, phyAddr 0x1;</text:p>
      <text:p text:style-name="Standard"/>
      <text:p text:style-name="Standard"/>
      <text:p text:style-name="P1">Kernel timer(jiffies)</text:p>
      <text:p text:style-name="Standard">tick_init() → clockevents_register_notifier(&amp;tick_notifier) → raw_notifier_chain_register(&amp;clockevents_chain, nb [tick_notifier]) →</text:p>
      <text:p text:style-name="Standard">notifier_chain_register(&amp;nh-&gt;head, n [tick_notifier]) </text:p>
      <text:p text:style-name="Standard">{ </text:p>
      <text:p text:style-name="Standard"><text:s text:c="4"/>while ((*nl) != NULL) { </text:p>
      <text:p text:style-name="Standard"><text:s text:c="8"/>if (n-&gt;priority &gt; (*nl)-&gt;priority) </text:p>
      <text:p text:style-name="Standard"><text:s text:c="12"/>break; </text:p>
      <text:p text:style-name="Standard"><text:s text:c="8"/>nl = &amp;((*nl)-&gt;next); </text:p>
      <text:p text:style-name="Standard"><text:s text:c="4"/>} </text:p>
      <text:p text:style-name="Standard"><text:s text:c="4"/>n-&gt;next = *nl; </text:p>
      <text:p text:style-name="Standard"><text:s text:c="4"/>rcu_assign_pointer(*nl, n); </text:p>
      <text:p text:style-name="Standard"><text:s text:c="4"/>return 0; </text:p>
      <text:p text:style-name="Standard">} </text:p>
      <text:p text:style-name="Standard"/>
      <text:p text:style-name="Standard">static struct notifier_block <text:span text:style-name="T8">tick_notifier</text:span> = { </text:p>
      <text:p text:style-name="Standard"><text:s text:c="4"/>.notifier_call = tick_notify, </text:p>
      <text:p text:style-name="Standard">};</text:p>
      <text:p text:style-name="Standard">static RAW_NOTIFIER_HEAD(<text:span text:style-name="T8">clockevents_chain</text:span>);</text:p>
      <text:p text:style-name="Standard">/*</text:p>
      <text:p text:style-name="Standard"><text:s/>* <text:s/>Atomic notifier chains: Chain callbacks run in interrupt/atomic </text:p>
      <text:p text:style-name="Standard"><text:s/>* <text:s text:c="5"/>context. Callouts are not allowed to block. </text:p>
      <text:p text:style-name="Standard"><text:s/>* <text:s/>Blocking notifier chains: Chain callbacks run in process context. </text:p>
      <text:p text:style-name="Standard"><text:s/>* <text:s text:c="5"/>Callouts are allowed to block. </text:p>
      <text:p text:style-name="Standard"><text:s/>* <text:s/>Raw notifier chains: There are no restrictions on callbacks, </text:p>
      <text:p text:style-name="Standard"><text:s/>* <text:s text:c="5"/>registration, or unregistration. <text:s/>All locking and protection </text:p>
      <text:p text:style-name="Standard"><text:s/>* <text:s text:c="5"/>must be provided by the caller. </text:p>
      <text:p text:style-name="Standard"><text:s/>* <text:s/>SRCU notifier chains: A variant of blocking notifier chains, with the same restrictions.</text:p>
      <text:p text:style-name="Standard"><text:s/>*/</text:p>
      <text:p text:style-name="Standard">struct notifier_block { </text:p>
      <text:p text:style-name="Standard"><text:s text:c="4"/>int (*notifier_call)(struct notifier_block *, unsigned long, void *); </text:p>
      <text:p text:style-name="Standard"><text:s text:c="4"/>struct notifier_block *next; </text:p>
      <text:p text:style-name="Standard"><text:s text:c="4"/>int priority; </text:p>
      <text:p text:style-name="Standard">}; </text:p>
      <text:p text:style-name="Standard"/>
      <text:p text:style-name="Standard">struct atomic_notifier_head { </text:p>
      <text:p text:style-name="Standard"><text:s text:c="4"/>spinlock_t lock; </text:p>
      <text:p text:style-name="Standard"><text:s text:c="4"/>struct notifier_block *head; </text:p>
      <text:p text:style-name="Standard">}; </text:p>
      <text:p text:style-name="Standard"><text:soft-page-break/></text:p>
      <text:p text:style-name="Standard">struct blocking_notifier_head { </text:p>
      <text:p text:style-name="Standard"><text:s text:c="4"/>struct rw_semaphore rwsem; </text:p>
      <text:p text:style-name="Standard"><text:s text:c="4"/>struct notifier_block *head; </text:p>
      <text:p text:style-name="Standard">}; </text:p>
      <text:p text:style-name="Standard"/>
      <text:p text:style-name="Standard">struct raw_notifier_head { </text:p>
      <text:p text:style-name="Standard"><text:s text:c="4"/>struct notifier_block *head; </text:p>
      <text:p text:style-name="Standard">}; </text:p>
      <text:p text:style-name="Standard"/>
      <text:p text:style-name="Standard">struct srcu_notifier_head { </text:p>
      <text:p text:style-name="Standard"><text:s text:c="4"/>struct mutex mutex; </text:p>
      <text:p text:style-name="Standard"><text:s text:c="4"/>struct srcu_struct srcu; </text:p>
      <text:p text:style-name="Standard"><text:s text:c="4"/>struct notifier_block *head; </text:p>
      <text:p text:style-name="Standard">};</text:p>
      <text:p text:style-name="Standard"/>
      <text:p text:style-name="Standard">init_IRQ() →</text:p>
      <text:p text:style-name="Standard"><text:s text:c="8"/>arch_init_irq() → <text:s/>//调用具体板子的函数</text:p>
      <text:p text:style-name="Standard"><text:s text:c="15"/>mips_cpu_irq_init() →</text:p>
      <text:p text:style-name="Standard">************************************************** <text:s text:c="2"/></text:p>
      <text:p text:style-name="Standard"><text:s text:c="8"/>if (cpu_has_mipsmt) </text:p>
      <text:p text:style-name="Standard"><text:s text:c="17"/>for (i = irq_base; i &lt; irq_base + 2; i++) </text:p>
      <text:p text:style-name="Standard"><text:s text:c="23"/>set_irq_chip_and_handler(i, &amp;mips_mt_cpu_irq_controller, handle_percpu_irq); </text:p>
      <text:p text:style-name="Standard"/>
      <text:p text:style-name="Standard"><text:s text:c="11"/>for (i = irq_base + 2; i &lt; irq_base + 8; i++) </text:p>
      <text:p text:style-name="Standard"><text:s text:c="18"/>set_irq_chip_and_handler(i, &amp;mips_cpu_irq_controller, handle_percpu_irq); </text:p>
      <text:p text:style-name="Standard"/>
      <text:p text:style-name="Standard">static struct irq_chip mips_mt_cpu_irq_controller = { </text:p>
      <text:p text:style-name="Standard"><text:s text:c="4"/>.name <text:s text:c="6"/>= "MIPS", </text:p>
      <text:p text:style-name="Standard"><text:s text:c="4"/>.startup <text:s text:c="3"/>= mips_mt_cpu_irq_startup, </text:p>
      <text:p text:style-name="Standard"><text:s text:c="4"/>.ack <text:s text:c="7"/>= mips_mt_cpu_irq_ack, </text:p>
      <text:p text:style-name="Standard"><text:s text:c="4"/>.mask <text:s text:c="6"/>= mask_mips_mt_irq, </text:p>
      <text:p text:style-name="Standard"><text:s text:c="4"/>.mask_ack <text:s text:c="2"/>= mips_mt_cpu_irq_ack, </text:p>
      <text:p text:style-name="Standard"><text:s text:c="4"/>.unmask <text:s text:c="4"/>= unmask_mips_mt_irq, </text:p>
      <text:p text:style-name="Standard"><text:s text:c="4"/>.eoi <text:s text:c="7"/>= unmask_mips_mt_irq, </text:p>
      <text:p text:style-name="Standard">}; </text:p>
      <text:p text:style-name="Standard"/>
      <text:p text:style-name="Standard">static struct irq_chip mips_cpu_irq_controller = { </text:p>
      <text:p text:style-name="Standard"><text:s text:c="4"/>.name <text:s text:c="6"/>= "MIPS", </text:p>
      <text:p text:style-name="Standard"><text:s text:c="4"/>.ack <text:s text:c="7"/>= mask_mips_irq, </text:p>
      <text:p text:style-name="Standard"><text:s text:c="4"/>.mask <text:s text:c="6"/>= mask_mips_irq, </text:p>
      <text:p text:style-name="Standard"><text:s text:c="4"/>.mask_ack <text:s text:c="2"/>= mask_mips_irq, </text:p>
      <text:p text:style-name="Standard"><text:s text:c="4"/>.unmask <text:s text:c="4"/>= unmask_mips_irq, </text:p>
      <text:p text:style-name="Standard"><text:s text:c="4"/>.eoi <text:s text:c="7"/>= unmask_mips_irq, </text:p>
      <text:p text:style-name="Standard">}; </text:p>
      <text:p text:style-name="Standard">**************************************************</text:p>
      <text:p text:style-name="Standard"><text:soft-page-break/>time_init() →</text:p>
      <text:p text:style-name="Standard"><text:s text:c="7"/>plat_time_init() <text:s/>//调用具体平台的函数</text:p>
      <text:p text:style-name="Standard"><text:s text:c="7"/>mips_clockevent_init() → </text:p>
      <text:p text:style-name="Standard"><text:s text:c="17"/>r4k_clockevent_init() →</text:p>
      <text:p text:style-name="Standard"><text:s text:c="28"/>cd = &amp;per_cpu(mips_clockevent_device, cpu); <text:s/></text:p>
      <text:p text:style-name="Standard"><text:s text:c="28"/><text:span text:style-name="T8">cd-&gt;event_handler <text:s text:c="2"/>= mips_event_handler</text:span></text:p>
      <text:p text:style-name="Standard"><text:s text:c="28"/>clockevents_register_device(cd) →</text:p>
      <text:p text:style-name="Standard"><text:s text:c="39"/>list_add(&amp;dev-&gt;list, &amp;clockevent_devices);</text:p>
      <text:p text:style-name="Standard"><text:s text:c="39"/>clockevents_do_notify(CLOCK_EVT_NOTIFY_ADD, dev [cd]) →</text:p>
      <text:p text:style-name="Standard"><text:s text:c="49"/>raw_notifier_call_chain(&amp;clockevents_chain, reason, dev [cd]) →</text:p>
      <text:p text:style-name="Standard"><text:s text:c="58"/>__raw_notifier_call_chain(nh, val, v [cd], -1, NULL) →</text:p>
      <text:p text:style-name="Standard"><text:s text:c="64"/>notifier_call_chain(&amp;nh-&gt;head, val, v, nr_to_call, nr_calls) →</text:p>
      <text:p text:style-name="Standard"><text:s text:c="74"/>nb-&gt;notifier_call(nb, val, v) ==</text:p>
      <text:p text:style-name="Standard"><text:s text:c="75"/>tick_notify(nb, val, v) →</text:p>
      <text:p text:style-name="Standard"><text:s text:c="82"/>tick_check_new_device(dev [cd]) →</text:p>
      <text:p text:style-name="Standard"><text:s text:c="88"/>td = &amp;per_cpu(tick_cpu_device, cpu); <text:s/></text:p>
      <text:p text:style-name="Standard">-----------------------------(缩进与前一行一致)-----------------------</text:p>
      <text:p text:style-name="Standard"><text:s text:c="5"/>tick_setup_device(td, newdev [cd], cpu, cpumask_of(cpu)) → </text:p>
      <text:p text:style-name="Standard"><text:s text:c="10"/>td-&gt;evtdev = newdev;</text:p>
      <text:p text:style-name="Standard"><text:s text:c="10"/>tick_setup_periodic(newdev, 0) →</text:p>
      <text:p text:style-name="Standard"><text:s text:c="16"/>tick_set_periodic_handler(dev, broadcast [0] ) → </text:p>
      <text:p text:style-name="Standard"><text:s text:c="21"/><text:span text:style-name="T8">dev-&gt;event_handler = tick_handle_periodic</text:span>;</text:p>
      <text:p text:style-name="Standard">----------------------------------------------------------------------------</text:p>
      <text:p text:style-name="Standard"><text:s text:c="28"/>setup_irq(irq, &amp;c0_compare_irqaction) <text:s text:c="4"/></text:p>
      <text:p text:style-name="Standard"><text:s text:c="7"/>init_mips_clocksource() →</text:p>
      <text:p text:style-name="Standard"><text:s text:c="13"/>init_r4k_clocksource() →</text:p>
      <text:p text:style-name="Standard"><text:s text:c="19"/>clocksource_register(&amp;clocksource_mips) <text:s/></text:p>
      <text:p text:style-name="Standard"><text:s text:c="26"/>ret = clocksource_enqueue(c [clocksource_mips]) →</text:p>
      <text:p text:style-name="Standard"><text:s text:c="37"/>struct list_head *tmp, *entry = &amp;clocksource_list;</text:p>
      <text:p text:style-name="Standard"><text:s text:c="38"/>list_add(&amp;c-&gt;list, entry);</text:p>
      <text:p text:style-name="Standard"><text:s text:c="32"/></text:p>
      <text:p text:style-name="Standard">DEFINE_PER_CPU(struct clock_event_device, mips_clockevent_device);</text:p>
      <text:p text:style-name="Standard">static LIST_HEAD(clockevent_devices);</text:p>
      <text:p text:style-name="Standard">static LIST_HEAD(clocksource_list);</text:p>
      <text:p text:style-name="Standard">DEFINE_PER_CPU(struct tick_device, tick_cpu_device);</text:p>
      <text:p text:style-name="Standard">static struct clocksource clocksource_mips = { </text:p>
      <text:p text:style-name="Standard"><text:s text:c="4"/>.name <text:s text:c="6"/>= "MIPS", </text:p>
      <text:p text:style-name="Standard"><text:s text:c="4"/>.read <text:s text:c="6"/>= c0_hpt_read, </text:p>
      <text:p text:style-name="Standard"><text:s text:c="4"/>.mask <text:s text:c="6"/>= CLOCKSOURCE_MASK(32), </text:p>
      <text:p text:style-name="Standard"><text:s text:c="4"/>.flags <text:s text:c="5"/>= CLOCK_SOURCE_IS_CONTINUOUS, </text:p>
      <text:p text:style-name="Standard">}; </text:p>
      <text:p text:style-name="Standard"/>
      <text:p text:style-name="Standard">setup_irq(irq, &amp;c0_compare_irqaction)</text:p>
      <text:p text:style-name="Standard">参考 <text:bookmark text:name="ctl02_TitleUrl"/><text:a xlink:type="simple" xlink:href="http://www.cnblogs.com/leaven/archive/2010/09/09/1822018.html">Request_irq和setup_irq的区别</text:a></text:p>
      <text:p text:style-name="Standard">struct irqaction c0_compare_irqaction = { </text:p>
      <text:p text:style-name="Standard"><text:s text:c="4"/>.handler = c0_compare_interrupt, </text:p>
      <text:p text:style-name="Standard"><text:soft-page-break/><text:s text:c="4"/>.flags = IRQF_DISABLED | IRQF_PERCPU, </text:p>
      <text:p text:style-name="Standard"><text:s text:c="4"/>.name = "timer", </text:p>
      <text:p text:style-name="Standard">}; </text:p>
      <text:p text:style-name="Standard"/>
      <text:p text:style-name="Standard">plat_irq_dispatch →</text:p>
      <text:p text:style-name="Standard"><text:s text:c="5"/>do_IRQ(AR7240_CPU_IRQ_TIMER) →</text:p>
      <text:p text:style-name="Standard"><text:s text:c="12"/>generic_handle_irq(irq) →</text:p>
      <text:p text:style-name="Standard"><text:s text:c="19"/>generic_handle_irq_desc(irq, irq_to_desc(irq)) →</text:p>
      <text:p text:style-name="Standard"><text:s text:c="26"/>desc-&gt;handle_irq(irq, desc) ==</text:p>
      <text:p text:style-name="Standard"><text:s text:c="26"/>handle_percpu_irq() →</text:p>
      <text:p text:style-name="Standard"><text:s text:c="33"/>handle_IRQ_event(irq, desc-&gt;action) →</text:p>
      <text:p text:style-name="Standard"><text:s text:c="41"/>action-&gt;handler(irq, action-&gt;dev_id) ==</text:p>
      <text:p text:style-name="Standard"><text:s text:c="42"/>c0_compare_interrupt() →</text:p>
      <text:p text:style-name="Standard"><text:s text:c="52"/>cd-&gt;event_handler(cd) == </text:p>
      <text:p text:style-name="Standard"><text:s text:c="54"/><text:span text:style-name="T8">tick_handle_periodic()</text:span></text:p>
      <text:p text:style-name="Standard">Q&amp;A:</text:p>
      <text:p text:style-name="P1">SWITCH</text:p>
      <text:p text:style-name="Standard">1\ Why is there no interrupt signal when the cable is plugged/unplugged from WAN interface?</text:p>
      <text:p text:style-name="Standard"/>
      <text:p text:style-name="Standard">There are two method to get the cable's state, one is polling and the other is interrupt. </text:p>
      <text:p text:style-name="Standard">On pb92-router, polling is used. Here is the function follow.</text:p>
      <text:p text:style-name="Standard">athr_gmac_timer_func() → athr_gmac_poll_link() → athr_gmac_get_link_st() → phy-&gt;is_up() …</text:p>
      <text:p text:style-name="Standard">On ap99-router, interrupt is used. Here is the function follow.</text:p>
      <text:p text:style-name="Standard">athr_gmac_link_intr() → ar7240_s26_intr() → athr_gmac_check_link() → athr_gmac_fast_reset() → </text:p>
      <text:p text:style-name="Standard">athr_gmac_hw_setup() → athr_gmac_mii_setup() …</text:p>
      <text:p text:style-name="Standard"/>
      <text:p text:style-name="Standard">NOTICE: when use interrupt, athr_gmac_link_intr() gets the parameter, and its name is always eth1 and mac-&gt;mac_unit is 1, no matter the cable is plugged/unplugged in/from WAN interface or LAN interface.</text:p>
      <text:p text:style-name="Standard"/>
      <text:p text:style-name="Standard">2\ BUG(ap99) When AP99 WAN VLAN is enabled, then if you “ping 192.168.68.170 –s 1469”, you can NOT get reply. The pc whoes ip is 192.168.68.170 is connected to WAN.</text:p>
      <text:p text:style-name="Standard"/>
      <text:p text:style-name="Standard">We need to set the Out-of-range bit for register ATHR_GMAC_FIFO_CFG_5 for GMAC0.</text:p>
      <text:p text:style-name="Standard"/>
      <text:p text:style-name="Standard">OTHERS:(1514(no-vlan) 1518(vlan))</text:p>
      <text:p text:style-name="Standard">//for board</text:p>
      <text:p text:style-name="Standard">ifconfig eth0 up</text:p>
      <text:p text:style-name="Standard">vconfig add eth0 8</text:p>
      <text:p text:style-name="Standard">ifconfig eth0.8 192.168.1.2 up</text:p>
      <text:p text:style-name="Standard"/>
      <text:p text:style-name="Standard">//for pc</text:p>
      <text:p text:style-name="Standard">ifconfig eth4 0.0.0.0</text:p>
      <text:p text:style-name="Standard">vconfig add eth4 8</text:p>
      <text:p text:style-name="Standard">ifconfig eth4.8 192.168.1.28 up</text:p>
      <text:p text:style-name="Standard"/>
      <text:p text:style-name="Standard"><text:soft-page-break/>ping 192.168.1.28 -s 1472</text:p>
      <text:p text:style-name="Standard"/>
      <text:p text:style-name="Standard">MORE</text:p>
      <text:p text:style-name="Standard">ifconfig eth0 mtu 1536 </text:p>
      <text:p text:style-name="Standard"/>
      <text:p text:style-name="Standard">3\ BUG(pb92) ping from pc1 to pc2 does not work.</text:p>
      <text:p text:style-name="Standard"/>
      <text:p text:style-name="Standard"/>
      <text:p text:style-name="Standard"/>
      <text:p text:style-name="Standard"/>
      <text:p text:style-name="Standard"/>
      <text:p text:style-name="Standard"/>
      <text:p text:style-name="Standard"/>
      <text:p text:style-name="Standard"/>
      <text:p text:style-name="Standard"><text:span text:style-name="Teletype"><text:span text:style-name="T1"/></text:span></text:p>
      <text:p text:style-name="Standard"><text:span text:style-name="Teletype"><text:span text:style-name="T2">Maybe the switch chip does not support the feature about IVL(IVL: Independent VLAN Learning; SVL:Shared VLAN Learning). <text:s/>And at present, we disable the learn function for all ports. Here is the code change. For function int athrs16_reg_init(void *arg) in file phys/athrs16_phy.c.</text:span></text:span></text:p>
      <text:p text:style-name="Standard"><text:span text:style-name="Teletype"><text:span text:style-name="T2"/></text:span></text:p>
      <text:p text:style-name="Standard"><text:span text:style-name="Teletype"><text:span text:style-name="T2">#if HYBRID_VLAN_COMMUNICATE </text:span></text:span></text:p>
      <text:p text:style-name="Standard"><text:span text:style-name="Teletype"><text:span text:style-name="T2">/* Disable learning function, in order to communicate between </text:span></text:span></text:p>
      <text:p text:style-name="Standard"><text:span text:style-name="Teletype"><text:span text:style-name="T2">different vlan through br0. </text:span></text:span></text:p>
      <text:p text:style-name="Standard"><text:span text:style-name="Teletype"><text:span text:style-name="T2">* This will cause duplicate package. </text:span></text:span></text:p>
      <text:p text:style-name="Standard"><text:span text:style-name="Teletype"><text:span text:style-name="T2">* Because s16 does not support the feature of IVL(Independent VLAN </text:span></text:span></text:p>
      <text:p text:style-name="Standard"><text:span text:style-name="Teletype"><text:span text:style-name="T2">Learning). </text:span></text:span></text:p>
      <text:p text:style-name="Standard"><text:span text:style-name="Teletype"><text:span text:style-name="T2">* The code will be removed when the new hardware is used. </text:span></text:span></text:p>
      <text:p text:style-name="Standard"><text:span text:style-name="Teletype"><text:span text:style-name="T2">*/ </text:span></text:span></text:p>
      <text:p text:style-name="Standard"><text:span text:style-name="Teletype"><text:span text:style-name="T2">printk("Disable switch learning function.\n"); </text:span></text:span></text:p>
      <text:p text:style-name="Standard"><text:span text:style-name="Teletype"><text:span text:style-name="T2">athrs16_reg_write(PORT_CONTROL_REGISTER0, </text:span></text:span></text:p>
      <text:p text:style-name="Standard"><text:span text:style-name="Teletype"><text:span text:style-name="T2">athrs16_reg_read(PORT_CONTROL_REGISTER0)&amp;(~(0x1&lt;&lt;14))); </text:span></text:span></text:p>
      <text:p text:style-name="Standard"><text:span text:style-name="Teletype"><text:span text:style-name="T2">athrs16_reg_write(PORT_CONTROL_REGISTER1, </text:span></text:span></text:p>
      <text:p text:style-name="Standard"><text:span text:style-name="Teletype"><text:span text:style-name="T2">athrs16_reg_read(PORT_CONTROL_REGISTER1)&amp;(~(0x1&lt;&lt;14))); </text:span></text:span></text:p>
      <text:p text:style-name="Standard"><text:span text:style-name="Teletype"><text:span text:style-name="T2">athrs16_reg_write(PORT_CONTROL_REGISTER2, </text:span></text:span></text:p>
      <text:p text:style-name="Standard"><text:span text:style-name="Teletype"><text:span text:style-name="T2">athrs16_reg_read(PORT_CONTROL_REGISTER2)&amp;(~(0x1&lt;&lt;14))); </text:span></text:span></text:p>
      <text:p text:style-name="Standard"><text:span text:style-name="Teletype"><text:span text:style-name="T2">athrs16_reg_write(PORT_CONTROL_REGISTER3, </text:span></text:span></text:p>
      <text:p text:style-name="Standard"><text:span text:style-name="Teletype"><text:span text:style-name="T2">athrs16_reg_read(PORT_CONTROL_REGISTER3)&amp;(~(0x1&lt;&lt;14))); </text:span></text:span></text:p>
      <text:p text:style-name="Standard"><text:span text:style-name="Teletype"><text:span text:style-name="T2">athrs16_reg_write(PORT_CONTROL_REGISTER4, </text:span></text:span></text:p>
      <text:p text:style-name="Standard"><text:span text:style-name="Teletype"><text:span text:style-name="T2">athrs16_reg_read(PORT_CONTROL_REGISTER4)&amp;(~(0x1&lt;&lt;14))); </text:span></text:span></text:p>
      <text:p text:style-name="Standard"><text:span text:style-name="Teletype"><text:span text:style-name="T2">athrs16_reg_write(PORT_CONTROL_REGISTER5, </text:span></text:span></text:p>
      <text:p text:style-name="Standard"><text:span text:style-name="Teletype"><text:span text:style-name="T2">athrs16_reg_read(PORT_CONTROL_REGISTER5)&amp;(~(0x1&lt;&lt;14))); </text:span></text:span></text:p>
      <text:p text:style-name="Standard"><text:span text:style-name="Teletype"><text:span text:style-name="T2">#endif</text:span></text:span></text:p>
      <text:p text:style-name="Standard"><text:span text:style-name="Teletype"><text:span text:style-name="T2"/></text:span></text:p>
      <text:p text:style-name="Standard"><text:span text:style-name="Teletype"><text:span text:style-name="T2">4\ How to get registers' info for GMAC0 &amp; GMAC1 and Switch core info for each port and phy?</text:span></text:span></text:p>
      <text:p text:style-name="Standard"><text:span text:style-name="Teletype"><text:span text:style-name="T2"><text:s text:c="8"/>case ATHR_PHY_RD: </text:span></text:span></text:p>
      <text:p text:style-name="Standard"><text:span text:style-name="Teletype"><text:span text:style-name="T2"><text:s text:c="12"/>if( ethcfg-&gt;portnum == 0xf){ </text:span></text:span></text:p>
      <text:p text:style-name="Standard"><text:span text:style-name="Teletype"><text:span text:style-name="T2"><text:s text:c="16"/>int i; </text:span></text:span></text:p>
      <text:p text:style-name="Standard"><text:soft-page-break/><text:span text:style-name="Teletype"><text:span text:style-name="T2"><text:s text:c="16"/>for(i=0; i&lt;0x10; i++){ </text:span></text:span></text:p>
      <text:p text:style-name="Standard"><text:span text:style-name="Teletype"><text:span text:style-name="T2"><text:s text:c="20"/>printk("reg %x = %x \n", ethcfg-&gt;phy_reg, athr_gmac_reg_rd(mac,ethcfg-&gt;phy_reg)); </text:span></text:span></text:p>
      <text:p text:style-name="Standard"><text:span text:style-name="Teletype"><text:span text:style-name="T2"><text:s text:c="20"/>ethcfg-&gt;phy_reg += 4; </text:span></text:span></text:p>
      <text:p text:style-name="Standard"><text:span text:style-name="Teletype"><text:span text:style-name="T2"><text:s text:c="16"/>} </text:span></text:span></text:p>
      <text:p text:style-name="Standard"><text:span text:style-name="Teletype"><text:span text:style-name="T2"><text:s text:c="16"/>/* </text:span></text:span></text:p>
      <text:p text:style-name="Standard"><text:span text:style-name="Teletype"><text:span text:style-name="T2"><text:s text:c="17"/>* <text:s/>ifconfig -i eth1 -p 0xf offset </text:span></text:span></text:p>
      <text:p text:style-name="Standard"><text:span text:style-name="Teletype"><text:span text:style-name="T2"><text:s text:c="17"/>* <text:s/>Read GMAC1(eth1) and GMAC0's register info </text:span></text:span></text:p>
      <text:p text:style-name="Standard"><text:span text:style-name="Teletype"><text:span text:style-name="T2"><text:s text:c="17"/>*/ </text:span></text:span></text:p>
      <text:p text:style-name="Standard"><text:span text:style-name="Teletype"><text:span text:style-name="T2"><text:s text:c="12"/>} </text:span></text:span></text:p>
      <text:p text:style-name="Standard"><text:span text:style-name="Teletype"><text:span text:style-name="T2"><text:s text:c="12"/>else if (ethcfg-&gt;portnum != 0x3f) { </text:span></text:span></text:p>
      <text:p text:style-name="Standard"><text:span text:style-name="Teletype"><text:span text:style-name="T2"><text:s text:c="16"/>ethcfg-&gt;val = phy-&gt;read_phy_reg(phyBase, </text:span></text:span></text:p>
      <text:p text:style-name="Standard"><text:span text:style-name="Teletype"><text:span text:style-name="T2"><text:s text:c="33"/>ethcfg-&gt;portnum, ethcfg-&gt;phy_reg); </text:span></text:span></text:p>
      <text:p text:style-name="Standard"><text:span text:style-name="Teletype"><text:span text:style-name="T2"><text:s text:c="16"/>/* </text:span></text:span></text:p>
      <text:p text:style-name="Standard"><text:span text:style-name="Teletype"><text:span text:style-name="T2"><text:s text:c="17"/>* <text:s/>Read phy's info from switch core </text:span></text:span></text:p>
      <text:p text:style-name="Standard"><text:span text:style-name="Teletype"><text:span text:style-name="T2"><text:s text:c="17"/>*/ </text:span></text:span></text:p>
      <text:p text:style-name="Standard"><text:span text:style-name="Teletype"><text:span text:style-name="T2"><text:s text:c="12"/>} else { </text:span></text:span></text:p>
      <text:p text:style-name="Standard"><text:span text:style-name="Teletype"><text:span text:style-name="T2"><text:s text:c="16"/>int i; </text:span></text:span></text:p>
      <text:p text:style-name="Standard"><text:span text:style-name="Teletype"><text:span text:style-name="T2"><text:s text:c="16"/>for(i=0; i&lt;0x20; i++){ </text:span></text:span></text:p>
      <text:p text:style-name="Standard"><text:span text:style-name="Teletype"><text:span text:style-name="T2"><text:s text:c="20"/>printk("reg %x = %x \n", ethcfg-&gt;phy_reg, phy-&gt;read_mac_reg(ethcfg-&gt;phy_reg)); </text:span></text:span></text:p>
      <text:p text:style-name="Standard"><text:span text:style-name="Teletype"><text:span text:style-name="T2"><text:s text:c="20"/>ethcfg-&gt;phy_reg += 4; </text:span></text:span></text:p>
      <text:p text:style-name="Standard"><text:span text:style-name="Teletype"><text:span text:style-name="T2"><text:s text:c="16"/>} </text:span></text:span></text:p>
      <text:p text:style-name="Standard"><text:span text:style-name="Teletype"><text:span text:style-name="T2"><text:s text:c="16"/>ethcfg-&gt;val = phy-&gt;read_mac_reg(ethcfg-&gt;phy_reg); </text:span></text:span></text:p>
      <text:p text:style-name="Standard"><text:span text:style-name="Teletype"><text:span text:style-name="T2"><text:s text:c="15"/>/* </text:span></text:span></text:p>
      <text:p text:style-name="Standard"><text:span text:style-name="Teletype"><text:span text:style-name="T2"><text:s text:c="16"/>* ifconfig -i eth1 0x20100 </text:span></text:span></text:p>
      <text:p text:style-name="Standard"><text:span text:style-name="Teletype"><text:span text:style-name="T2"><text:s text:c="16"/>* Read switch's port 1's MIB info </text:span></text:span></text:p>
      <text:p text:style-name="Standard"><text:span text:style-name="Teletype"><text:span text:style-name="T2"><text:s text:c="16"/>* [0x20000 + ((i + 1) &lt;&lt; 8)] </text:span></text:span></text:p>
      <text:p text:style-name="Standard"><text:span text:style-name="Teletype"><text:span text:style-name="T2"><text:s text:c="16"/>*/ </text:span></text:span></text:p>
      <text:p text:style-name="Standard"><text:span text:style-name="Teletype"><text:span text:style-name="T2"><text:s text:c="12"/>} </text:span></text:span></text:p>
      <text:p text:style-name="Standard"><text:span text:style-name="Teletype"><text:span text:style-name="T2"><text:s text:c="12"/>break;</text:span></text:span></text:p>
      <text:p text:style-name="Standard"><text:span text:style-name="Teletype"><text:span text:style-name="T2"/></text:span></text:p>
      <text:p text:style-name="Standard"><text:span text:style-name="Teletype"><text:span text:style-name="T2">OTHER</text:span></text:span></text:p>
      <text:p text:style-name="Standard"><text:span text:style-name="Teletype"><text:span text:style-name="T2">How to configure?</text:span></text:span></text:p>
      <text:p text:style-name="Standard"><text:span text:style-name="Teletype"><text:span text:style-name="T2">brctl addbr br0 </text:span></text:span></text:p>
      <text:p text:style-name="Standard"><text:span text:style-name="Teletype"><text:span text:style-name="T2">ifconfig eth0 startvlan </text:span></text:span></text:p>
      <text:p text:style-name="Standard"><text:span text:style-name="Teletype"><text:span text:style-name="T2">ifconfig eth0 addports 1 27 </text:span></text:span></text:p>
      <text:p text:style-name="Standard"><text:span text:style-name="Teletype"><text:span text:style-name="T2">ifconfig eth0 addports 5 5 <text:s/></text:span></text:span></text:p>
      <text:p text:style-name="Standard"><text:span text:style-name="Teletype"><text:span text:style-name="T2">ifconfig eth0 setmode 2 0 <text:s text:c="2"/></text:span></text:span></text:p>
      <text:p text:style-name="Standard"><text:span text:style-name="Teletype"><text:span text:style-name="T2">ifconfig eth0 setmode 1 1 <text:s text:c="2"/></text:span></text:span></text:p>
      <text:p text:style-name="Standard"><text:span text:style-name="Teletype"><text:span text:style-name="T2">ifconfig eth0 setmode 1 2 </text:span></text:span></text:p>
      <text:p text:style-name="Standard"><text:span text:style-name="Teletype"><text:span text:style-name="T2">ifconfig eth0 setmode 1 3 </text:span></text:span></text:p>
      <text:p text:style-name="Standard"><text:span text:style-name="Teletype"><text:span text:style-name="T2">ifconfig eth0 setmode 1 4 </text:span></text:span></text:p>
      <text:p text:style-name="Standard"><text:span text:style-name="Teletype"><text:span text:style-name="T2">ifconfig eth0 setid 1 1 <text:s text:c="4"/></text:span></text:span></text:p>
      <text:p text:style-name="Standard"><text:span text:style-name="Teletype"><text:span text:style-name="T2">ifconfig eth0 setid 1 3 </text:span></text:span></text:p>
      <text:p text:style-name="Standard"><text:span text:style-name="Teletype"><text:span text:style-name="T2">ifconfig eth0 setid 1 4 </text:span></text:span></text:p>
      <text:p text:style-name="Standard"><text:span text:style-name="Teletype"><text:span text:style-name="T2">ifconfig eth0 setid 5 2 </text:span></text:span></text:p>
      <text:p text:style-name="Standard"><text:span text:style-name="Teletype"><text:span text:style-name="T2">vconfig add eth0 1 </text:span></text:span></text:p>
      <text:p text:style-name="Standard"><text:soft-page-break/><text:span text:style-name="Teletype"><text:span text:style-name="T2">vconfig add eth0 5 </text:span></text:span></text:p>
      <text:p text:style-name="Standard"><text:span text:style-name="Teletype"><text:span text:style-name="T2">ifconfig eth0.1 up </text:span></text:span></text:p>
      <text:p text:style-name="Standard"><text:span text:style-name="Teletype"><text:span text:style-name="T2">ifconfig eth0.5 up </text:span></text:span></text:p>
      <text:p text:style-name="Standard"><text:span text:style-name="Teletype"><text:span text:style-name="T2">brctl addif br0 eth0.1 </text:span></text:span></text:p>
      <text:p text:style-name="Standard"><text:span text:style-name="Teletype"><text:span text:style-name="T2">brctl addif br0 eth0.5 </text:span></text:span></text:p>
      <text:p text:style-name="Standard"><text:span text:style-name="Teletype"><text:span text:style-name="T2">ifconfig br0 192.168.1.2 up </text:span></text:span></text:p>
      <text:p text:style-name="Standard"><text:span text:style-name="Teletype"><text:span text:style-name="T2">ifconfig</text:span></text:span></text:p>
      <text:p text:style-name="Standard"><text:span text:style-name="Teletype"><text:span text:style-name="T2"/></text:span></text:p>
      <text:p text:style-name="Standard"><text:span text:style-name="Teletype"><text:span text:style-name="T2">why there is dup ?</text:span></text:span></text:p>
      <text:p text:style-name="Standard"><text:span text:style-name="Teletype"><text:span text:style-name="T2">Because the temp variable is not initialized, and the vlan member is wrong. After disable the learn function, the packet received from one port will be broadcast to all other member ports.</text:span></text:span></text:p>
      <text:p text:style-name="Standard"><text:span text:style-name="Teletype"><text:span text:style-name="T2"/></text:span></text:p>
      <text:p text:style-name="Standard"><text:span text:style-name="Teletype"><text:span text:style-name="T3">TIPS</text:span></text:span><text:span text:style-name="Teletype"><text:span text:style-name="T2"><text:line-break/>1\ export DBG_LEVELS=all=DEBUG, mib=DEBUG</text:span></text:span></text:p>
      <text:p text:style-name="Standard"><text:span text:style-name="Teletype"><text:span text:style-name="T2">2\ endpoint /usr/local/NetIQ</text:span></text:span></text:p>
      <text:p text:style-name="Standard"><text:span text:style-name="Teletype"><text:span text:style-name="T2"><text:s text:c="4"/>for first time using: cp endpoint.ini.newest endpoint.ini</text:span></text:span></text:p>
      <text:p text:style-name="Standard"><text:span text:style-name="Teletype"><text:span text:style-name="T2">3\ ifconfig eth0</text:span></text:span></text:p>
      <text:p text:style-name="Standard"><text:span text:style-name="Teletype"><text:span text:style-name="T2"><text:s text:c="10"/>RX packets:29726 errors:0 dropped:0 overruns:0 frame:0 </text:span></text:span></text:p>
      <text:p text:style-name="Standard"><text:span text:style-name="Teletype"><text:span text:style-name="T2"><text:s text:c="10"/>TX packets:30260 errors:0 dropped:0 overruns:0 carrier:0 </text:span></text:span></text:p>
      <text:p text:style-name="Standard"><text:span text:style-name="Teletype"><text:span text:style-name="T2"><text:s text:c="10"/>collisions:0 txqueuelen:100 </text:span></text:span></text:p>
      <text:p text:style-name="Standard"><text:span text:style-name="Teletype"><text:span text:style-name="T2"><text:s text:c="10"/>RX bytes:2706612 (2.7 MB) <text:s/>TX bytes:17142433 (17.1 MB) </text:span></text:span></text:p>
      <text:p text:style-name="Standard"><text:span text:style-name="Teletype"><text:span text:style-name="T2">these info comes from /proc/net/dev, and this file is filled by function .ndo_get_stats.</text:span></text:span></text:p>
      <text:p text:style-name="Standard"><text:span text:style-name="Teletype"><text:span text:style-name="T2">内核中在文件net/core/dev.c中，函数dev_seq_printf_stats</text:span></text:span></text:p>
      <text:p text:style-name="Standard"><text:span text:style-name="Teletype"><text:span text:style-name="T2">其中TX overruns: 对应stats.tx_fifo_errors，该参数在ethernet驱动的函数athr_gmac_handle_tx_full中设置。</text:span></text:span></text:p>
      <text:p text:style-name="Standard"><text:span text:style-name="Teletype"><text:span text:style-name="T2"/></text:span></text:p>
      <text:p text:style-name="Standard"><text:span text:style-name="Teletype"><text:span text:style-name="T2">在文件 busybox/networking/interface.c中读文件 /proc/net/dev</text:span></text:span></text:p>
      <text:p text:style-name="Standard"><text:span text:style-name="Teletype"><text:span text:style-name="T2">函数： get_dev_fields()</text:span></text:span></text:p>
      <text:p text:style-name="Standard"><text:span text:style-name="Teletype"><text:span text:style-name="T2">其中TX overruns: 对应/proc/net/dev中的fifo栏。</text:span></text:span></text:p>
      <text:p text:style-name="Standard"><text:span text:style-name="Teletype"><text:span text:style-name="T2"/></text:span></text:p>
      <text:p text:style-name="Standard"><text:span text:style-name="Teletype"><text:span text:style-name="T2">4\ tcpdump -i eth0 -e</text:span></text:span></text:p>
      <text:p text:style-name="Standard"><text:span text:style-name="Teletype"><text:span text:style-name="T2">5\ p4 sync ...@CL number <text:s/>//change to one directory</text:span></text:span></text:p>
      <text:p text:style-name="Standard"><text:span text:style-name="Teletype"><text:span text:style-name="T2">6\ mips-linux-gcc <text:s/>build/gcc-4.3.3/build_mips/staging_dir/usr/bin</text:span></text:span></text:p>
      <text:p text:style-name="Standard"><text:span text:style-name="Teletype"><text:span text:style-name="T2">7\ delete all the empty line <text:s/>:g/^s*$/d </text:span></text:span></text:p>
      <text:p text:style-name="Standard"><text:span text:style-name="Teletype"><text:span text:style-name="T2">8\ 250HZ, 则jiffies 每4ms增加1，也即每4ms产生一次系统时钟中断</text:span></text:span></text:p>
      <text:p text:style-name="Standard"><text:span text:style-name="Teletype"><text:span text:style-name="T2">9\ iperf -s -i 2 -u -p 2000</text:span></text:span></text:p>
      <text:p text:style-name="Standard"><text:span text:style-name="Teletype"><text:span text:style-name="T2"><text:s text:c="4"/>iperf -c 192.168.1.2(the peer) -i 2 -u -p 2000 -b 5M -t 1000 -l 22</text:span></text:span></text:p>
      <text:p text:style-name="Standard"><text:span text:style-name="Teletype"><text:span text:style-name="T2"/></text:span></text:p>
      <text:p text:style-name="Standard"><text:span text:style-name="Teletype"><text:span text:style-name="T2"><text:s text:c="4"/>iperf -c 239.1.1.1 -u -B 192.168.1.110 -t 20000 -i 1 </text:span></text:span></text:p>
      <text:p text:style-name="Standard"><text:span text:style-name="Teletype"><text:span text:style-name="T2"><text:s text:c="4"/>iperf -s -B 239.1.1.1 -u -i 1</text:span></text:span></text:p>
      <text:p text:style-name="Standard"><text:span text:style-name="Teletype"><text:span text:style-name="T2"/></text:span></text:p>
      <text:p text:style-name="Standard"><text:span text:style-name="Teletype"><text:span text:style-name="T2"><text:s text:c="4"/>hyctl setmc hy0 state disable</text:span></text:span></text:p>
      <text:p text:style-name="Standard"><text:span text:style-name="Teletype"><text:span text:style-name="T2">10\ error: libipc.so: cannot open shared object file</text:span></text:span></text:p>
      <text:p text:style-name="Standard"><text:span text:style-name="Teletype"><text:span text:style-name="T2"><text:s text:c="6"/>export LD_LIBRARY_PATH= …</text:span></text:span></text:p>
      <text:p text:style-name="Standard"><text:span text:style-name="Teletype"><text:span text:style-name="T2">11\ sudo iperf -u -c 192.168.1.18 -t 30000 -i1 -b 1000M</text:span></text:span></text:p>
      <text:p text:style-name="Standard"><text:span text:style-name="Teletype"><text:span text:style-name="T2"/></text:span></text:p>
      <text:p text:style-name="Standard"><text:span text:style-name="Teletype"><text:span text:style-name="T2">12\ </text:span></text:span></text:p>
      <text:p text:style-name="Standard"><text:soft-page-break/><text:span text:style-name="Teletype"><text:span text:style-name="T2">1、 在web页面上设置 static WAN connect </text:span></text:span></text:p>
      <text:p text:style-name="Standard"><text:span text:style-name="Teletype"><text:span text:style-name="T2"><text:s text:c="7"/>17.1.1.1 </text:span></text:span></text:p>
      <text:p text:style-name="Standard"><text:span text:style-name="Teletype"><text:span text:style-name="T2"><text:s text:c="7"/>255.255.255.0 </text:span></text:span></text:p>
      <text:p text:style-name="Standard"><text:span text:style-name="Teletype"><text:span text:style-name="T2"><text:s text:c="7"/>GATEWAY: 17.1.1.10 </text:span></text:span></text:p>
      <text:p text:style-name="Standard"><text:span text:style-name="Teletype"><text:span text:style-name="T2">2、 在WAN侧PC设置 </text:span></text:span></text:p>
      <text:p text:style-name="Standard"><text:span text:style-name="Teletype"><text:span text:style-name="T2"><text:s text:c="7"/>ifconfig eth0 17.1.1.10 </text:span></text:span></text:p>
      <text:p text:style-name="Standard"><text:span text:style-name="Teletype"><text:span text:style-name="T2"/></text:span></text:p>
      <text:p text:style-name="Standard"><text:span text:style-name="Teletype"><text:span text:style-name="T2">3、 在LAN侧PC添加一条路由 </text:span></text:span></text:p>
      <text:p text:style-name="Standard"><text:span text:style-name="Teletype"><text:span text:style-name="T2"><text:s text:c="6"/>sudo ip router add 17.1.1.0/24 via 192.168.0.1 dev eth4</text:span></text:span></text:p>
      <text:p text:style-name="Standard"><text:span text:style-name="Teletype"><text:span text:style-name="T2"><text:s text:c="6"/>sudo ifconfig eth4 192.168.0.10</text:span></text:span></text:p>
      <text:p text:style-name="Standard"><text:span text:style-name="Teletype"><text:span text:style-name="T2"/></text:span></text:p>
      <text:p text:style-name="Standard"><text:span text:style-name="Teletype"><text:span text:style-name="T2">4、在17.1.1.10上 sudo iperf -s -i 2 -u -p 2000</text:span></text:span></text:p>
      <text:p text:style-name="Standard"><text:span text:style-name="Teletype"><text:span text:style-name="T2"><text:s text:c="6"/>在192.168.0.10上， sudo iperf -c 17.1.1.10 -p 2000 -i 2 -u -b 20M -l 22</text:span></text:span></text:p>
      <text:p text:style-name="Standard"><text:span text:style-name="Teletype"><text:span text:style-name="T2"/></text:span></text:p>
      <text:p text:style-name="Standard"><text:span text:style-name="Teletype"><text:span text:style-name="T2">13\ 发包工具</text:span></text:span></text:p>
      <text:p text:style-name="Standard"><text:span text:style-name="Teletype"><text:span text:style-name="T2"><text:s text:c="6"/>Ostinato</text:span></text:span></text:p>
      <text:p text:style-name="Standard"><text:span text:style-name="Teletype"><text:span text:style-name="T2"><text:s text:c="5"/></text:span></text:span><text:bookmark-start text:name="__DdeLink__5098_191920542"/><text:a xlink:type="simple" xlink:href="http://code.google.com/p/ostinato/wiki/Downloads?tm=2"><text:span text:style-name="Teletype"><text:span text:style-name="T1">http://code.google.com/p/ostinato/wiki/Downloads?tm=2</text:span></text:span></text:a><text:bookmark-end text:name="__DdeLink__5098_191920542"/><text:span text:style-name="Teletype"><text:span text:style-name="T2"> </text:span></text:span></text:p>
      <text:p text:style-name="Standard"><text:span text:style-name="Teletype"><text:span text:style-name="T2"/></text:span></text:p>
      <text:p text:style-name="Standard"><text:span text:style-name="Teletype"><text:span text:style-name="T2">14\ 删除一个文件中的多余项</text:span></text:span></text:p>
      <text:p text:style-name="Standard"><text:span text:style-name="Teletype"><text:span text:style-name="T2"><text:s text:c="5"/>cat file | sort | uniq &gt; file2</text:span></text:span></text:p>
      <text:p text:style-name="Standard"><text:span text:style-name="Teletype"><text:span text:style-name="T2"><text:s text:c="5"/>vi <text:s text:c="2"/>:%s/^/”/g</text:span></text:span></text:p>
      <text:p text:style-name="Standard"><text:span text:style-name="Teletype"><text:span text:style-name="T2"/></text:span></text:p>
      <text:p text:style-name="Standard"><text:span text:style-name="Teletype"><text:span text:style-name="T2">15\</text:span></text:span></text:p>
      <text:p text:style-name="Standard"><text:span text:style-name="Teletype"><text:span text:style-name="T2">#!/usr/bin/env python </text:span></text:span></text:p>
      <text:p text:style-name="Standard"><text:span text:style-name="Teletype"><text:span text:style-name="T2">import os, sys </text:span></text:span></text:p>
      <text:p text:style-name="Standard"><text:span text:style-name="Teletype"><text:span text:style-name="T2"/></text:span></text:p>
      <text:p text:style-name="Standard"><text:span text:style-name="Teletype"><text:span text:style-name="T2">headfiles = ["pthread.h","semaphore.h","sys/user.h"] </text:span></text:span></text:p>
      <text:p text:style-name="Standard"><text:span text:style-name="Teletype"><text:span text:style-name="T2"/></text:span></text:p>
      <text:p text:style-name="Standard"><text:span text:style-name="Teletype"><text:span text:style-name="T2">include = "include" </text:span></text:span></text:p>
      <text:p text:style-name="Standard"><text:span text:style-name="Teletype"><text:span text:style-name="T2">d = {} </text:span></text:span></text:p>
      <text:p text:style-name="Standard"><text:span text:style-name="Teletype"><text:span text:style-name="T2">for root, dirs, files in os.walk(r'.'): </text:span></text:span></text:p>
      <text:p text:style-name="Standard"><text:span text:style-name="Teletype"><text:span text:style-name="T2"><text:s text:c="4"/>for name in files: </text:span></text:span></text:p>
      <text:p text:style-name="Standard"><text:span text:style-name="Teletype"><text:span text:style-name="T2"><text:s text:c="8"/>wholes = os.path.join(root,name) </text:span></text:span></text:p>
      <text:p text:style-name="Standard"><text:span text:style-name="Teletype"><text:span text:style-name="T2"><text:s text:c="8"/>fd = open(wholes) </text:span></text:span></text:p>
      <text:p text:style-name="Standard"><text:span text:style-name="Teletype"><text:span text:style-name="T2"><text:s text:c="8"/>all = fd.read() </text:span></text:span></text:p>
      <text:p text:style-name="Standard"><text:span text:style-name="Teletype"><text:span text:style-name="T2"><text:s text:c="8"/>fd.close() </text:span></text:span></text:p>
      <text:p text:style-name="Standard"><text:span text:style-name="Teletype"><text:span text:style-name="T2"><text:s text:c="8"/>lst = all.split('\n') </text:span></text:span></text:p>
      <text:p text:style-name="Standard"><text:span text:style-name="Teletype"><text:span text:style-name="T2"><text:s text:c="8"/>for i in lst: </text:span></text:span></text:p>
      <text:p text:style-name="Standard"><text:span text:style-name="Teletype"><text:span text:style-name="T2"><text:s text:c="12"/>if include in i: </text:span></text:span></text:p>
      <text:p text:style-name="Standard"><text:span text:style-name="Teletype"><text:span text:style-name="T2"><text:s text:c="16"/>for j in headfiles: </text:span></text:span></text:p>
      <text:p text:style-name="Standard"><text:span text:style-name="Teletype"><text:span text:style-name="T2"><text:s text:c="20"/>if j in i: </text:span></text:span></text:p>
      <text:p text:style-name="Standard"><text:span text:style-name="Teletype"><text:span text:style-name="T2"><text:s text:c="24"/>d.setdefault(j, []).append(wholes) </text:span></text:span></text:p>
      <text:p text:style-name="Standard"><text:span text:style-name="Teletype"><text:span text:style-name="T2">for key in d: </text:span></text:span></text:p>
      <text:p text:style-name="Standard"><text:span text:style-name="Teletype"><text:span text:style-name="T2"><text:s text:c="4"/>print "%s: %s"%(key, d[key])</text:span></text:span></text:p>
      <text:p text:style-name="Standard"><text:span text:style-name="Teletype"><text:span text:style-name="T2"/></text:span></text:p>
      <text:p text:style-name="Standard"><text:span text:style-name="Teletype"><text:span text:style-name="T2">16\ ln -s mv.sh symbol</text:span></text:span></text:p>
      <text:p text:style-name="Standard"><text:soft-page-break/><text:span text:style-name="Teletype"><text:span text:style-name="T2"/></text:span></text:p>
      <text:p text:style-name="Standard"><text:span text:style-name="Teletype"><text:span text:style-name="T2">17\</text:span></text:span></text:p>
      <text:p text:style-name="Standard"><text:span text:style-name="Teletype"><text:span text:style-name="T2">Edit /etc/resolv.conf</text:span></text:span></text:p>
      <text:p text:style-name="Standard"><text:span text:style-name="Teletype"><text:span text:style-name="T4">Replace search item with </text:span></text:span></text:p>
      <text:p text:style-name="Standard"><text:span text:style-name="Teletype"><text:span text:style-name="T4">search users.atheros.com global.atheros.com qca.qualcomm.com na.qualcomm.com qualcomm.com atheros.com</text:span></text:span></text:p>
      <text:p text:style-name="Standard"><text:span text:style-name="Teletype"><text:span text:style-name="T2"/></text:span></text:p>
      <text:p text:style-name="Standard"><text:span text:style-name="Teletype"><text:span text:style-name="T2">18\</text:span></text:span></text:p>
      <text:p text:style-name="Standard"><text:span text:style-name="Teletype"><text:span text:style-name="T2">iproute2主要实现了高级路由和流量的控制，而iptable基于内核的netfilter架构实现了防火墙的功能。两者可以配合使用。比如，iptables对包做mark,而iproute2基于mark做响应的处理。 </text:span></text:span></text:p>
      <text:p text:style-name="Standard"/>
      <text:p text:style-name="Standard"><text:span text:style-name="Teletype"><text:span text:style-name="T2">19\ 为什么怎么改u-boot的参数都不是新编译的板子的参数呢？难道是头文件的问题？</text:span></text:span></text:p>
      <text:p text:style-name="Standard"><text:span text:style-name="Teletype"><text:span text:style-name="T2">最后结果为：不是头文件的问题，而是因为板子上有一个64k(u-boot-env)分区，应该是所用的那块板子保存过以前的某个target的u-boot参数，而仅仅更新u-boot不会擦写该分区。因此，遇到此情况，需要先擦除u-boot-env分区(erase 0x9f040000 +0x10000 [1个扇区])，然后重新更新u-boot.</text:span></text:span></text:p>
      <text:p text:style-name="Standard"><text:span text:style-name="Teletype"><text:span text:style-name="T2"/></text:span></text:p>
      <text:p text:style-name="Standard"><text:span text:style-name="Teletype"><text:span text:style-name="T2">20\</text:span></text:span></text:p>
      <text:p text:style-name="Standard"><text:span text:style-name="Teletype"><text:span text:style-name="T2">[ 下面两条不需要了，连接内网的接口的网关配置为另一块网卡的IP地址</text:span></text:span></text:p>
      <text:p text:style-name="Standard"><text:span text:style-name="Teletype"><text:span text:style-name="T2">ip route del default</text:span></text:span></text:p>
      <text:p text:style-name="Standard"><text:span text:style-name="Teletype"><text:span text:style-name="T2">ip route add default via 10.235.14.67 dev eth1</text:span></text:span></text:p>
      <text:p text:style-name="Standard"><text:span text:style-name="Teletype"><text:span text:style-name="T2">]</text:span></text:span></text:p>
      <text:p text:style-name="Standard"><text:span text:style-name="Teletype"><text:span text:style-name="T2">sudo echo 1 &gt; /proc/sys/net/ipv4/ip_forward<text:line-break/>sudo iptables -t nat -I POSTROUTING -j MASQUERADE</text:span></text:span></text:p>
      <text:p text:style-name="Standard"><text:span text:style-name="Teletype"><text:span text:style-name="T2"/></text:span></text:p>
      <text:p text:style-name="Standard"><text:span text:style-name="Teletype"><text:span text:style-name="T2"/></text:span></text:p>
      <text:p text:style-name="Standard"><text:span text:style-name="Teletype"><text:span text:style-name="T2">网关设置为做为路由器的电脑的IP，同时修改/etc/resolv.conf，添加nameserver</text:span></text:span></text:p>
      <text:p text:style-name="Standard"><text:span text:style-name="Teletype"><text:span text:style-name="T2"/></text:span></text:p>
      <text:p text:style-name="Standard"><text:span text:style-name="Teletype"><text:span text:style-name="T2">21\</text:span></text:span></text:p>
      <text:p text:style-name="Standard"><text:span text:style-name="Teletype"><text:span text:style-name="T2">用ubuntu 10.04 架设网关、DHCP</text:span></text:span></text:p>
      <text:p text:style-name="Standard"><text:span text:style-name="Teletype"><text:span text:style-name="T2"/></text:span></text:p>
      <text:p text:style-name="Standard"><text:span text:style-name="Teletype"><text:span text:style-name="T2">[双网卡地址]<text:line-break/></text:span></text:span><text:span text:style-name="Teletype"><text:span text:style-name="T2">修改/etc/network/interfaces</text:span></text:span></text:p>
      <text:p text:style-name="Standard"><text:span text:style-name="Teletype"><text:span text:style-name="T2">auto lo</text:span></text:span></text:p>
      <text:p text:style-name="Standard"><text:span text:style-name="Teletype"><text:span text:style-name="T2">iface lo inet loopback</text:span></text:span></text:p>
      <text:p text:style-name="Standard"><text:span text:style-name="Teletype"><text:span text:style-name="T2"><text:line-break/>auto eth1<text:line-break/>iface eth1 inet static<text:line-break/>address 10.235.14.67<text:line-break/>netmask 255.255.252.0<text:line-break/>gateway 10.235.12.1</text:span></text:span></text:p>
      <text:p text:style-name="Standard"><text:span text:style-name="Teletype"><text:span text:style-name="T2"/></text:span></text:p>
      <text:p text:style-name="Standard"><text:span text:style-name="Teletype"><text:span text:style-name="T2">auto eth0<text:line-break/>iface eth0 inet static<text:line-break/>address 192.168.1.10<text:line-break/>netmask 255.255.255.0</text:span></text:span></text:p>
      <text:p text:style-name="Standard"><text:span text:style-name="Teletype"><text:span text:style-name="T2"/></text:span></text:p>
      <text:p text:style-name="Standard"><text:span text:style-name="Teletype"><text:span text:style-name="T2">[NAT]网关服务</text:span></text:span></text:p>
      <text:list xml:id="list2533418304827849802" text:style-name="L1">
        <text:list-item>
          <text:p text:style-name="P7"><text:span text:style-name="Teletype"><text:span text:style-name="T2">修改/etc/sysctl.conf<text:line-break/></text:span></text:span><text:soft-page-break/><text:span text:style-name="Teletype"><text:span text:style-name="T2">net.ipv4.ip_forward=1<text:line-break/></text:span></text:span><text:span text:style-name="Teletype"><text:span text:style-name="T2">net.ipv6.conf.all.forwarding=1</text:span></text:span></text:p>
        </text:list-item>
        <text:list-item>
          <text:p text:style-name="P7"><text:span text:style-name="Teletype"><text:span text:style-name="T2">执行<text:line-break/>sudo iptables -t nat -A POSTROUTING -s 192.168.1.0/24 -j MASQUERADE<text:line-break/>//sudo iptables -A FORWARD -p tcp --syn -s 192.168.1.0/24 -j TCPMSS --set-mss 1156<text:line-break/>sudo iptables-save &gt; iptables-rules<text:line-break/></text:span></text:span><text:span text:style-name="Teletype"><text:span text:style-name="T2">sudo mv iptables-rules /etc/iptables-rules<text:line-break/>上面的第一条规则是把所有局域网的请求，都转发到外网<text:line-break/>第二条规则跟网关无关，是为VPN写的。 </text:span></text:span></text:p>
        </text:list-item>
        <text:list-item>
          <text:p text:style-name="P7"><text:span text:style-name="Teletype"><text:span text:style-name="T2">修改/etc/rc.local启动脚本，加入：<text:line-break/>sudo iptables-restore &lt; /etc/iptables-rules </text:span></text:span></text:p>
        </text:list-item>
      </text:list>
      <text:p text:style-name="Standard"><text:span text:style-name="Teletype"><text:span text:style-name="T2"/></text:span></text:p>
      <text:p text:style-name="Standard"><text:span text:style-name="Teletype"><text:span text:style-name="T2">[DHCP]</text:span></text:span></text:p>
      <text:list xml:id="list7741552689359848673" text:style-name="L2">
        <text:list-item>
          <text:p text:style-name="P8"><text:span text:style-name="Teletype"><text:span text:style-name="T2">安装软件包：<text:line-break/></text:span></text:span><text:span text:style-name="Teletype"><text:span text:style-name="T2">sudo apt-get install dhcp3-server </text:span></text:span></text:p>
        </text:list-item>
        <text:list-item>
          <text:p text:style-name="P8"><text:span text:style-name="Teletype"><text:span text:style-name="T2">修改/etc/default/dhcp3-server配置文件<text:line-break/>INTERFACES="eth0" </text:span></text:span></text:p>
        </text:list-item>
        <text:list-item>
          <text:p text:style-name="P8"><text:span text:style-name="Teletype"><text:span text:style-name="T2">修改/etc/dhcp3/dhcpd.conf配置文件<text:line-break/>option domain-name “user.atheros.com global.atheros.com qca.qualcomm.com”</text:span></text:span></text:p>
          <text:p text:style-name="P8"><text:span text:style-name="Teletype"><text:span text:style-name="T2">option domain-name-servers 162.105.129.27, 162.105.129.26, 202.112.7.13; </text:span></text:span></text:p>
          <text:p text:style-name="P8"><text:span text:style-name="Teletype"><text:span text:style-name="T2">subnet 192.168.1.0 netmask 255.255.255.0{<text:line-break/>range 192.168.1.2 192.168.1.200;<text:line-break/>option subnet-mask 255.255.255.0;<text:line-break/>option routers 192.168.1.10;<text:line-break/>}</text:span></text:span></text:p>
        </text:list-item>
      </text:list>
      <text:list xml:id="list214280182202609552" text:style-name="L3">
        <text:list-item>
          <text:list>
            <text:list-item>
              <text:p text:style-name="P9"><text:span text:style-name="Teletype"><text:span text:style-name="T2">重启dhcp服务</text:span></text:span></text:p>
              <text:p text:style-name="P9"><text:span text:style-name="Teletype"><text:span text:style-name="T2">sudo /etc/init.c/dhcp3-server restart</text:span></text:span></text:p>
            </text:list-item>
          </text:list>
        </text:list-item>
      </text:list>
      <text:p text:style-name="Standard"><text:span text:style-name="Teletype"><text:span text:style-name="T2"/></text:span></text:p>
      <text:p text:style-name="Standard"><text:span text:style-name="Teletype"><text:span text:style-name="T2">限制某台电脑上网：</text:span></text:span></text:p>
      <text:p text:style-name="Standard"><text:span text:style-name="Teletype"><text:span text:style-name="T2">sudo iptables -A FORWARD -m mac –mac-source 70:5A:B6:8D:50:F0 -j DROP</text:span></text:span></text:p>
      <text:p text:style-name="Standard"><text:span text:style-name="Teletype"><text:span text:style-name="T2"/></text:span></text:p>
      <text:p text:style-name="Standard"><text:span text:style-name="Teletype"><text:span text:style-name="T2">批量开启某些电脑上网：</text:span></text:span></text:p>
      <text:p text:style-name="Standard"><text:span text:style-name="Teletype"><text:span text:style-name="T2">iptables -P FORWARD DROP</text:span></text:span></text:p>
      <text:p text:style-name="Standard"><text:span text:style-name="Teletype"><text:span text:style-name="T2">for mac in $(cat ipaddressfile); do</text:span></text:span></text:p>
      <text:p text:style-name="Standard"><text:span text:style-name="Teletype"><text:span text:style-name="T2"><text:s text:c="4"/>iptables -A FORWARD -m mac --mac-source $mac -j ACCEPT</text:span></text:span></text:p>
      <text:p text:style-name="Standard"><text:span text:style-name="Teletype"><text:span text:style-name="T2">done </text:span></text:span></text:p>
      <text:p text:style-name="Standard"><text:span text:style-name="Teletype"><text:span text:style-name="T2"/></text:span></text:p>
      <text:p text:style-name="Standard"><text:span text:style-name="Teletype"><text:span text:style-name="T2">22\</text:span></text:span></text:p>
      <text:p text:style-name="Standard"><text:span text:style-name="Teletype"><text:span text:style-name="T2">for example, let's set the ageing_time 20 minutes.</text:span></text:span></text:p>
      <text:p text:style-name="Standard"><text:span text:style-name="Teletype"><text:span text:style-name="T2">~ # echo 120001 &gt; /sys/devices/virtual/net/hy0/bridge/ageing_time</text:span></text:span></text:p>
      <text:p text:style-name="Standard"><text:span text:style-name="Teletype"><text:span text:style-name="T2"/></text:span></text:p>
      <text:p text:style-name="Standard"><text:span text:style-name="Teletype"><text:span text:style-name="T7">23\ How to enable plc flow control</text:span></text:span></text:p>
      <text:p text:style-name="Standard"><text:span text:style-name="Teletype"><text:span text:style-name="T2">If you don't have AVitar from v5.2.3 RC6, please take it from the below location, </text:span></text:span></text:p>
      <text:p text:style-name="Standard"><text:span text:style-name="Teletype"><text:span text:style-name="T2"/></text:span></text:p>
      <text:p text:style-name="Standard"><text:span text:style-name="Teletype"><text:span text:style-name="T2">\\10.12.33.131\CHN_PLC_Server\firmware\7400\v5.2.3-0\RC6\RELEASE\AVitar </text:span></text:span></text:p>
      <text:p text:style-name="Standard"><text:span text:style-name="Teletype"><text:span text:style-name="T2"/></text:span></text:p>
      <text:p text:style-name="Standard"><text:span text:style-name="Teletype"><text:span text:style-name="T2">And here is the procedure to enable Flow control in PIB, </text:span></text:span></text:p>
      <text:p text:style-name="Standard"><text:soft-page-break/><text:span text:style-name="Teletype"><text:span text:style-name="T2"/></text:span></text:p>
      <text:p text:style-name="Standard"><text:span text:style-name="Teletype"><text:span text:style-name="T2">1) open AVitar-&gt; Go to "Interface configuration" tab-&gt; Click on "Ethernet Override defaults"-&gt; Uncheck " Disable Tx Flow Control" &amp; "Disable Rx Flow Control" </text:span></text:span></text:p>
      <text:p text:style-name="Standard"><text:span text:style-name="Teletype"><text:span text:style-name="T2">&amp; go back to "Configuration" tab and click on "Write" button, so that the PIB is written to enable flow control. </text:span></text:span></text:p>
      <text:p text:style-name="Standard"><text:span text:style-name="Teletype"><text:span text:style-name="T2"/></text:span></text:p>
      <text:p text:style-name="Standard"><text:span text:style-name="Teletype"><text:span text:style-name="T2">Let me know if you have questions. </text:span></text:span></text:p>
      <text:p text:style-name="Standard"><text:span text:style-name="Teletype"><text:span text:style-name="T2"/></text:span></text:p>
      <text:p text:style-name="Standard"><text:span text:style-name="Teletype"><text:span text:style-name="T2">BTW, did you try with 020/011 boards and how was the performance? </text:span></text:span></text:p>
      <text:p text:style-name="Standard"><text:span text:style-name="Teletype"><text:span text:style-name="T2"/></text:span></text:p>
      <text:p text:style-name="Standard"><text:span text:style-name="Teletype"><text:span text:style-name="T2">Regards, </text:span></text:span></text:p>
      <text:p text:style-name="Standard"><text:span text:style-name="Teletype"><text:span text:style-name="T2">Natraj</text:span></text:span></text:p>
      <text:p text:style-name="Standard"><text:span text:style-name="Teletype"><text:span text:style-name="T2"/></text:span></text:p>
      <text:p text:style-name="Standard"><text:span text:style-name="Teletype"><text:span text:style-name="T2"/></text:span></text:p>
      <text:p text:style-name="Standard"><text:span text:style-name="Teletype"><text:span text:style-name="T2">24\</text:span></text:span></text:p>
      <text:p text:style-name="Standard"><text:span text:style-name="Teletype"><text:span text:style-name="T2">/proc/sys/net/core/wmem_max</text:span></text:span></text:p>
      <text:p text:style-name="Standard"><text:span text:style-name="Teletype"><text:span text:style-name="T2">/proc/sys/net/core/wmem_default</text:span></text:span></text:p>
      <text:p text:style-name="Standard"><text:span text:style-name="Teletype"><text:span text:style-name="T2"/></text:span></text:p>
      <text:p text:style-name="Standard"><text:span text:style-name="Teletype"><text:span text:style-name="T2">/proc/sys/net/core/rmem_max</text:span></text:span></text:p>
      <text:p text:style-name="Standard"><text:span text:style-name="Teletype"><text:span text:style-name="T2">/proc/sys/net/core/rmem_default</text:span></text:span></text:p>
      <text:p text:style-name="Standard"><text:span text:style-name="Teletype"><text:span text:style-name="T2"/></text:span></text:p>
      <text:p text:style-name="Standard"><text:span text:style-name="Teletype"><text:span text:style-name="T2">25\</text:span></text:span></text:p>
      <text:p text:style-name="Standard"><text:span text:style-name="Teletype"><text:span text:style-name="T2">问题描述：</text:span></text:span></text:p>
      <text:p text:style-name="Standard"><text:span text:style-name="Teletype"><text:span text:style-name="T2">STA(192.168.1.118) &lt;----WIFI-----&gt; AP(192.168.1.8) &lt;-------ethernet---------&gt;PC(192.168.1.18)</text:span></text:span></text:p>
      <text:p text:style-name="Standard"><text:span text:style-name="Teletype"><text:span text:style-name="T2">On STA</text:span></text:span></text:p>
      <text:p text:style-name="Standard"><text:span text:style-name="Teletype"><text:span text:style-name="T6">ping -s 65500 192.168.1.8 <text:s text:c="3"/>//working <text:s/>直接由AP的内核做处理，与上层的socket无关</text:span></text:span></text:p>
      <text:p text:style-name="Standard"><text:span text:style-name="Teletype"><text:span text:style-name="T2">ping -s 65500 192.168.1.18 <text:s/>//working</text:span></text:span></text:p>
      <text:p text:style-name="Standard"><text:span text:style-name="Teletype"><text:span text:style-name="T2">On AP</text:span></text:span></text:p>
      <text:p text:style-name="Standard"><text:span text:style-name="Teletype"><text:span text:style-name="T10">ping -s 65500 192.168.1.118 <text:s/>// Not working <text:s text:c="2"/>这里与上层的socket有关</text:span></text:span></text:p>
      <text:p text:style-name="Standard"><text:span text:style-name="Teletype"><text:span text:style-name="T5">ping -s 65500 192.168.1.18 <text:s text:c="3"/>//working</text:span></text:span></text:p>
      <text:p text:style-name="Standard"><text:span text:style-name="Teletype"><text:span text:style-name="T2">On PC</text:span></text:span></text:p>
      <text:p text:style-name="Standard"><text:span text:style-name="Teletype"><text:span text:style-name="T2">ping -s 65500 192.168.1.8 <text:s/>//working</text:span></text:span></text:p>
      <text:p text:style-name="Standard"><text:span text:style-name="Teletype"><text:span text:style-name="T2">ping -s 65500 192.168.1.118 <text:s/>//working </text:span></text:span></text:p>
      <text:p text:style-name="Standard"><text:span text:style-name="Teletype"><text:span text:style-name="T2"/></text:span></text:p>
      <text:p text:style-name="Standard"><text:span text:style-name="Teletype"><text:span text:style-name="T2">为什么有线大包可以ping通，而无线却不行呢？</text:span></text:span></text:p>
      <text:p text:style-name="Standard"><text:span text:style-name="Teletype"><text:span text:style-name="T2"/></text:span></text:p>
      <text:p text:style-name="Standard"><text:span text:style-name="Teletype"><text:span text:style-name="T2">有个公式：</text:span></text:span></text:p>
      <text:p text:style-name="Standard"><text:span text:style-name="Teletype"><text:span text:style-name="T16">108544／1024 ＝ 106KByte *2 = 212 Kbyte/4KByte = 53 * 1500 = 79500Byte</text:span></text:span></text:p>
      <text:p text:style-name="Standard"><text:span text:style-name="Teletype"><text:span text:style-name="T16">说明: 108544来自 cat /proc/sys/net/core/rmem_max</text:span></text:span></text:p>
      <text:p text:style-name="Standard"><text:span text:style-name="Teletype"><text:span text:style-name="T16"><text:s text:c="10"/>1024 = 1K</text:span></text:span></text:p>
      <text:p text:style-name="Standard"><text:span text:style-name="Teletype"><text:span text:style-name="T16"><text:s text:c="10"/>2 参考下面的知识点 b</text:span></text:span></text:p>
      <text:p text:style-name="Standard"><text:span text:style-name="Teletype"><text:span text:style-name="T16"><text:s text:c="10"/>4K for WLAN driver, 因为在wlan driver 中有，</text:span></text:span></text:p>
      <text:p text:style-name="Standard"><text:span text:style-name="Teletype"><text:span text:style-name="T16"><text:s text:c="3"/>#define IEEE80211_MAX_MPDU_LEN <text:s text:c="5"/>(3840 + IEEE80211_CRC_LEN + \ </text:span></text:span></text:p>
      <text:p text:style-name="Standard"><text:span text:style-name="Teletype"><text:span text:style-name="T16"><text:s text:c="4"/>(IEEE80211_WEP_IVLEN + IEEE80211_WEP_KIDLEN + IEEE80211_WEP_CRCLEN)) </text:span></text:span></text:p>
      <text:p text:style-name="Standard"><text:span text:style-name="Teletype"><text:span text:style-name="T16"><text:s text:c="10"/>1500 平均每个包的大小</text:span></text:span></text:p>
      <text:p text:style-name="Standard"><text:span text:style-name="Teletype"><text:span text:style-name="T2"/></text:span></text:p>
      <text:p text:style-name="Standard"><text:span text:style-name="Teletype"><text:span text:style-name="T2">问题的突破口：在文件net/core/skbuff.c中，函数__alloc_skb中，有</text:span></text:span></text:p>
      <text:p text:style-name="Standard"><text:soft-page-break/><text:span text:style-name="Teletype"><text:span text:style-name="T2">skb-&gt;truesize = </text:span></text:span><text:span text:style-name="Teletype"><text:span text:style-name="T13">size </text:span></text:span><text:span text:style-name="Teletype"><text:span text:style-name="T2">+ sizeof(struct sk_buff);</text:span></text:span></text:p>
      <text:p text:style-name="Standard"><text:span text:style-name="Teletype"><text:span text:style-name="T2">比如，在ethernet driver中，</text:span></text:span></text:p>
      <text:p text:style-name="Standard"><text:span text:style-name="Teletype"><text:span text:style-name="T2">skb = dev_alloc_skb((ATHR_GMAC_RX_BUF_SIZE + 2 + frame_sz) + L1_CACHE_BYTES – 1);</text:span></text:span></text:p>
      <text:p text:style-name="Standard"><text:span text:style-name="Teletype"><text:span text:style-name="T2">size == (ATHR_GMAC_RX_BUF_SIZE + 2 + frame_sz) + L1_CACHE_BYTES – 1</text:span></text:span></text:p>
      <text:p text:style-name="P2"><text:span text:style-name="Teletype"><text:span text:style-name="T13">所以设想，如果在ethernet driver中，把所传如的size 加大3倍，那么，上面1.8 ping 1.18应该也不work.</text:span></text:span></text:p>
      <text:p text:style-name="Standard"><text:span text:style-name="Teletype"><text:span text:style-name="T18">经验证，假设成立</text:span></text:span></text:p>
      <text:p text:style-name="Standard"><text:span text:style-name="Teletype"><text:span text:style-name="T2">如果上面的假设成立，那么需要解决的一个问题是:</text:span></text:span></text:p>
      <text:p text:style-name="Standard"><text:span text:style-name="Teletype"><text:span text:style-name="T15">skb-&gt;truesize 如何和 sk-&gt;sk_rcvbuf 建立联系？即内核是如何把收到的包传给应用层的socket?</text:span></text:span></text:p>
      <text:p text:style-name="Standard"><text:span text:style-name="Teletype"><text:span text:style-name="T15">因此，来到这里net/core/sock.c</text:span></text:span></text:p>
      <text:p text:style-name="Standard"><text:span text:style-name="Teletype"><text:span text:style-name="T15">int sock_queue_rcv_skb(struct sock *sk, struct sk_buff *skb) </text:span></text:span></text:p>
      <text:p text:style-name="Standard"><text:span text:style-name="Teletype"><text:span text:style-name="T15">{ </text:span></text:span></text:p>
      <text:p text:style-name="Standard"><text:span text:style-name="Teletype"><text:span text:style-name="T15"><text:s text:c="4"/>int err = 0; </text:span></text:span></text:p>
      <text:p text:style-name="Standard"><text:span text:style-name="Teletype"><text:span text:style-name="T15"><text:s text:c="4"/>int skb_len; </text:span></text:span></text:p>
      <text:p text:style-name="Standard"><text:span text:style-name="Teletype"><text:span text:style-name="T15"><text:s text:c="4"/>/* Cast sk-&gt;rcvbuf to unsigned... It's pointless, but reduces </text:span></text:span></text:p>
      <text:p text:style-name="Standard"><text:span text:style-name="Teletype"><text:span text:style-name="T15"><text:s text:c="7"/>number of warnings when compiling with -W --ANK </text:span></text:span></text:p>
      <text:p text:style-name="Standard"><text:span text:style-name="Teletype"><text:span text:style-name="T15"><text:s text:c="5"/>*/ </text:span></text:span></text:p>
      <text:p text:style-name="Standard"><text:span text:style-name="Teletype"><text:span text:style-name="T15"><text:s text:c="4"/>if (</text:span></text:span><text:span text:style-name="Teletype"><text:span text:style-name="T13">atomic_read(&amp;sk-&gt;sk_rmem_alloc) + skb-&gt;truesize &gt;= </text:span></text:span></text:p>
      <text:p text:style-name="Standard"><text:span text:style-name="Teletype"><text:span text:style-name="T13"><text:s text:c="8"/>(unsigned)sk-&gt;sk_rcvbuf)</text:span></text:span><text:span text:style-name="Teletype"><text:span text:style-name="T15"> { </text:span></text:span></text:p>
      <text:p text:style-name="Standard"><text:span text:style-name="Teletype"><text:span text:style-name="T15"><text:s text:c="8"/>err = -ENOMEM; </text:span></text:span></text:p>
      <text:p text:style-name="Standard"><text:span text:style-name="Teletype"><text:span text:style-name="T15"><text:s text:c="8"/>goto out; </text:span></text:span></text:p>
      <text:p text:style-name="Standard"><text:span text:style-name="Teletype"><text:span text:style-name="T15"><text:s text:c="4"/>} </text:span></text:span></text:p>
      <text:p text:style-name="Standard"><text:span text:style-name="Teletype"><text:span text:style-name="T15">…....</text:span></text:span></text:p>
      <text:p text:style-name="Standard"><text:span text:style-name="Teletype"><text:span text:style-name="T13">skb_set_owner_r(skb, sk);</text:span></text:span></text:p>
      <text:p text:style-name="Standard"><text:span text:style-name="Teletype"><text:span text:style-name="T15">…...</text:span></text:span></text:p>
      <text:p text:style-name="Standard"><text:span text:style-name="Teletype"><text:span text:style-name="T15"/></text:span></text:p>
      <text:p text:style-name="Standard"><text:span text:style-name="Teletype"><text:span text:style-name="T2">知识点：</text:span></text:span></text:p>
      <text:p text:style-name="Standard"><text:span text:style-name="Teletype"><text:span text:style-name="T2">a\ AP 上运行的ping代码位于busybox中，networking/ping.c</text:span></text:span></text:p>
      <text:p text:style-name="Standard"><text:span text:style-name="Teletype"><text:span text:style-name="T2"><text:s text:c="4"/>/* set recv buf for broadcast pings */ </text:span></text:span></text:p>
      <text:p text:style-name="Standard"><text:span text:style-name="Teletype"><text:span text:style-name="T2"><text:s text:c="4"/>sockopt = 48 * 1024; </text:span></text:span></text:p>
      <text:p text:style-name="Standard"><text:span text:style-name="Teletype"><text:span text:style-name="T2"><text:s text:c="4"/>setsockopt(pingsock, SOL_SOCKET, </text:span></text:span><text:span text:style-name="Teletype"><text:span text:style-name="T12">SO_RCVBUF</text:span></text:span><text:span text:style-name="Teletype"><text:span text:style-name="T2">, (char *) &amp;sockopt, </text:span></text:span></text:p>
      <text:p text:style-name="Standard"><text:span text:style-name="Teletype"><text:span text:style-name="T2"><text:s text:c="15"/>sizeof(sockopt));</text:span></text:span></text:p>
      <text:p text:style-name="Standard"><text:span text:style-name="Teletype"><text:span text:style-name="T2">b\ 该setsockopt 会调用到内核文件net/core/sock.c</text:span></text:span></text:p>
      <text:p text:style-name="Standard"><text:span text:style-name="Teletype"><text:span text:style-name="T2"><text:s text:c="4"/>case SO_RCVBUF: </text:span></text:span></text:p>
      <text:p text:style-name="Standard"><text:span text:style-name="Teletype"><text:span text:style-name="T2"><text:s text:c="8"/>/* Don't error on this BSD doesn't and if you think </text:span></text:span></text:p>
      <text:p text:style-name="Standard"><text:span text:style-name="Teletype"><text:span text:style-name="T2"><text:s text:c="11"/>about it this is right. Otherwise apps have to </text:span></text:span></text:p>
      <text:p text:style-name="Standard"><text:span text:style-name="Teletype"><text:span text:style-name="T2"><text:s text:c="11"/>play 'guess the biggest size' games. RCVBUF/SNDBUF </text:span></text:span></text:p>
      <text:p text:style-name="Standard"><text:span text:style-name="Teletype"><text:span text:style-name="T2"><text:s text:c="11"/>are treated in BSD as hints */ </text:span></text:span></text:p>
      <text:p text:style-name="Standard"><text:span text:style-name="Teletype"><text:span text:style-name="T2"><text:s text:c="8"/></text:span></text:span><text:span text:style-name="Teletype"><text:span text:style-name="T12">@sk_rcvbuf: size of receive buffer in bytes</text:span></text:span></text:p>
      <text:p text:style-name="Standard"><text:span text:style-name="Teletype"><text:span text:style-name="T2"><text:s text:c="8"/>if (val &gt; sysctl_rmem_max) </text:span></text:span></text:p>
      <text:p text:style-name="Standard"><text:span text:style-name="Teletype"><text:span text:style-name="T2"><text:s text:c="12"/>val = sysctl_rmem_max; </text:span></text:span></text:p>
      <text:p text:style-name="Standard"><text:span text:style-name="Teletype"><text:span text:style-name="T2">set_rcvbuf: </text:span></text:span></text:p>
      <text:p text:style-name="Standard"><text:span text:style-name="Teletype"><text:span text:style-name="T2"><text:s text:c="8"/>sk-&gt;sk_userlocks |= SOCK_RCVBUF_LOCK; </text:span></text:span></text:p>
      <text:p text:style-name="Standard"><text:span text:style-name="Teletype"><text:span text:style-name="T2"><text:s text:c="8"/>/* </text:span></text:span></text:p>
      <text:p text:style-name="Standard"><text:span text:style-name="Teletype"><text:span text:style-name="T2"><text:s text:c="9"/>* We double it on the way in to account for </text:span></text:span></text:p>
      <text:p text:style-name="Standard"><text:span text:style-name="Teletype"><text:span text:style-name="T2"><text:s text:c="9"/>* "struct sk_buff" etc. overhead. <text:s text:c="2"/>Applications </text:span></text:span></text:p>
      <text:p text:style-name="Standard"><text:span text:style-name="Teletype"><text:span text:style-name="T2"><text:s text:c="9"/>* assume that the SO_RCVBUF setting they make will </text:span></text:span></text:p>
      <text:p text:style-name="Standard"><text:soft-page-break/><text:span text:style-name="Teletype"><text:span text:style-name="T2"><text:s text:c="9"/>* allow that much actual data to be received on that </text:span></text:span></text:p>
      <text:p text:style-name="Standard"><text:span text:style-name="Teletype"><text:span text:style-name="T2"><text:s text:c="9"/>* socket. </text:span></text:span></text:p>
      <text:p text:style-name="Standard"><text:span text:style-name="Teletype"><text:span text:style-name="T2"><text:s text:c="9"/>* </text:span></text:span></text:p>
      <text:p text:style-name="Standard"><text:span text:style-name="Teletype"><text:span text:style-name="T2"><text:s text:c="9"/>* Applications are unaware that "struct sk_buff" and </text:span></text:span></text:p>
      <text:p text:style-name="Standard"><text:span text:style-name="Teletype"><text:span text:style-name="T2"><text:s text:c="9"/>* other overheads allocate from the receive buffer </text:span></text:span></text:p>
      <text:p text:style-name="Standard"><text:span text:style-name="Teletype"><text:span text:style-name="T2"><text:s text:c="9"/>* during socket buffer allocation. </text:span></text:span></text:p>
      <text:p text:style-name="Standard"><text:span text:style-name="Teletype"><text:span text:style-name="T2"><text:s text:c="9"/>* </text:span></text:span></text:p>
      <text:p text:style-name="Standard"><text:span text:style-name="Teletype"><text:span text:style-name="T2"><text:s text:c="9"/>* And after considering the possible alternatives, </text:span></text:span></text:p>
      <text:p text:style-name="Standard"><text:span text:style-name="Teletype"><text:span text:style-name="T2"><text:s text:c="9"/>* returning the value we actually used in getsockopt </text:span></text:span></text:p>
      <text:p text:style-name="Standard"><text:span text:style-name="Teletype"><text:span text:style-name="T2"><text:s text:c="9"/>* is the most desirable behavior. </text:span></text:span></text:p>
      <text:p text:style-name="Standard"><text:span text:style-name="Teletype"><text:span text:style-name="T2"><text:s text:c="9"/>*/ </text:span></text:span></text:p>
      <text:p text:style-name="Standard"><text:span text:style-name="Teletype"><text:span text:style-name="T2"><text:s text:c="8"/>if ((val * 2) &lt; SOCK_MIN_RCVBUF) </text:span></text:span></text:p>
      <text:p text:style-name="Standard"><text:span text:style-name="Teletype"><text:span text:style-name="T2"><text:s text:c="12"/>sk-&gt;sk_rcvbuf = SOCK_MIN_RCVBUF; </text:span></text:span></text:p>
      <text:p text:style-name="Standard"><text:span text:style-name="Teletype"><text:span text:style-name="T2"><text:s text:c="8"/>else </text:span></text:span></text:p>
      <text:p text:style-name="Standard"><text:span text:style-name="Teletype"><text:span text:style-name="T2"><text:s text:c="12"/>sk-&gt;sk_rcvbuf = val * 2; </text:span></text:span></text:p>
      <text:p text:style-name="Standard"><text:span text:style-name="Teletype"><text:span text:style-name="T2"><text:s text:c="8"/>break; </text:span></text:span></text:p>
      <text:p text:style-name="Standard"><text:span text:style-name="Teletype"><text:span text:style-name="T2"/></text:span></text:p>
      <text:p text:style-name="Standard"><text:span text:style-name="Teletype"><text:span text:style-name="T19">那么内核中，为什么要加 sk-&gt;sk_rcvbuf 和 skb-&gt;truesize呢？ 解释：限制每个SOCKET的SKB数量，防止过渡使用内存。</text:span></text:span></text:p>
      <text:p text:style-name="Standard"><text:span text:style-name="Teletype"><text:span text:style-name="T19"/></text:span></text:p>
      <text:p text:style-name="Standard"><text:span text:style-name="Teletype"><text:span text:style-name="T2">引出一个问题： IP 分包是组装好之后，一次发给上层应用的吗？ 是的。</text:span></text:span></text:p>
      <text:p text:style-name="Standard"><text:span text:style-name="Teletype"><text:span text:style-name="T2"/></text:span></text:p>
      <text:p text:style-name="Standard"><text:span text:style-name="Teletype"><text:span text:style-name="T2">26\</text:span></text:span></text:p>
      <text:p text:style-name="Standard"><text:span text:style-name="Teletype"><text:span text:style-name="T2">ethtool -s eth0 speed 10 duplex full autoneg off</text:span></text:span></text:p>
      <text:p text:style-name="Standard"><text:span text:style-name="Teletype"><text:span text:style-name="T2"/></text:span></text:p>
      <text:p text:style-name="Standard"><text:span text:style-name="Teletype"><text:span text:style-name="T7">27\ GPIO的配置 for switch control LED</text:span></text:span></text:p>
      <text:p text:style-name="Standard"><text:span text:style-name="Teletype"><text:span text:style-name="T2"/></text:span></text:p>
      <text:p text:style-name="Standard"><text:span text:style-name="Teletype"><text:span text:style-name="T2">for example, GPIO 14 <text:s/>control's the led of port1(phy0)</text:span></text:span></text:p>
      <text:p text:style-name="Standard"><text:span text:style-name="Teletype"><text:span text:style-name="T2">mm 0xb8040000 0x0021930b <text:s/>// GPIO 14 output, <text:s/>set bit14 <text:s/>0</text:span></text:span></text:p>
      <text:p text:style-name="Standard"><text:span text:style-name="Teletype"><text:span text:style-name="T2">mm 0xb8040038 0x290000 <text:s text:c="4"/>//set GPIO 14 function, ethernet switch link indicator LED.</text:span></text:span></text:p>
      <text:p text:style-name="Standard"><text:span text:style-name="Teletype"><text:span text:style-name="T2"/></text:span></text:p>
      <text:p text:style-name="Standard"><text:span text:style-name="Teletype"><text:span text:style-name="T7">28\ Push Button</text:span></text:span></text:p>
      <text:p text:style-name="Standard"><text:span text:style-name="Teletype"><text:span text:style-name="T2"/></text:span></text:p>
      <text:p text:style-name="Standard"><text:span text:style-name="Teletype"><text:span text:style-name="T2">Push Button 使用GPIO中断，其设置在内核代码：</text:span></text:span></text:p>
      <text:p text:style-name="Standard"><text:span text:style-name="Teletype"><text:span text:style-name="T2">arch/mips/</text:span></text:span><text:span text:style-name="Teletype"><text:span text:style-name="T3">atheros</text:span></text:span><text:span text:style-name="Teletype"><text:span text:style-name="T2">/gpio.c 中 <text:s text:c="2"/>//这里atheros的选择根据宏CONFIG_MACH_AR934x决定。</text:span></text:span></text:p>
      <text:p text:style-name="Standard"><text:span text:style-name="Teletype"><text:span text:style-name="T2"/></text:span></text:p>
      <text:p text:style-name="Standard"><text:span text:style-name="Teletype"><text:span text:style-name="T2">在gpio.c中，申请／注册中断，设置中断回调函数。</text:span></text:span></text:p>
      <text:p text:style-name="Standard"><text:span text:style-name="Teletype"><text:span text:style-name="T2"/></text:span></text:p>
      <text:p text:style-name="Standard"><text:span text:style-name="Teletype"><text:span text:style-name="T2">中断回调函数通过函数 register_simple_config_callback设置，现在在无线和有线驱动中都有调用，其中在无线驱动中的文件为： os/linux/src/ath_linux.c, 注册的回调函数是: jumpstart_intr(), 这里通过rtnetlink socket 发送消息到文件apps/athr-hostap/src/drivers/driver_atheros文件中的函数atheros_wireless_event_wireless_custom(); 在有线驱动中的文件为：athrs_mac.c,注册的回调函数是：pushbutton_intr().通过rtnetlink socket 发送消息到文件 ./gateway/services/plc/plcserv/hostsrv/plchostsrv.c +391.</text:span></text:span></text:p>
      <text:p text:style-name="Standard"><text:span text:style-name="Teletype"><text:span text:style-name="T2"/></text:span></text:p>
      <text:p text:style-name="Standard"><text:span text:style-name="Teletype"><text:span text:style-name="T2">watchdog 的timer寄存器会不停地重新更新，该代码在文件 arch/mips/atheros/934x.c 的函数</text:span></text:span><text:soft-page-break/><text:span text:style-name="Teletype"><text:span text:style-name="T2">ath_aphang_timer_fn() 中。</text:span></text:span></text:p>
      <text:p text:style-name="Standard"><text:span text:style-name="Teletype"><text:span text:style-name="T2"/></text:span></text:p>
      <text:p text:style-name="Standard"><text:span text:style-name="Teletype"><text:span text:style-name="T2">另外，硬件的watchdog定时器是在934x.c中设置的，会调用wdt.c中的函数：ath_set_wd_timer()和ath_set_wd_timer_action().</text:span></text:span></text:p>
      <text:p text:style-name="Standard"><text:span text:style-name="Teletype"><text:span text:style-name="T2"/></text:span></text:p>
      <text:p text:style-name="Standard"><text:span text:style-name="Teletype"><text:span text:style-name="T7">29\ 插拔网线的event流</text:span></text:span></text:p>
      <text:p text:style-name="Standard"><text:span text:style-name="Teletype"><text:span text:style-name="T2"/></text:span></text:p>
      <text:p text:style-name="Standard"><text:span text:style-name="Teletype"><text:span text:style-name="T2">Enet:0 port0 up </text:span></text:span></text:p>
      <text:p text:style-name="Standard"><text:span text:style-name="Teletype"><text:span text:style-name="T11">---eth0.5, flag 1103 <text:s/>//不管是netif_carrier_on 或者 netif_carrier_off ，if (dev-&gt;flags &amp; IFF_UP) 该条件</text:span></text:span><text:span text:style-name="Teletype"><text:span text:style-name="T11">都为 TRUE。然后 call_netdevice_notifiers(NETDEV_CHANGE, dev); 掉用 netdevice通知链</text:span></text:span></text:p>
      <text:p text:style-name="Standard"><text:span text:style-name="Teletype"><text:span text:style-name="T2">---hy_device_event, eth0.5 here </text:span></text:span><text:span text:style-name="Teletype"><text:span text:style-name="T9">// hy_bridge 模块的通知链回调函数为hy_device_event</text:span></text:span></text:p>
      <text:p text:style-name="Standard"><text:span text:style-name="Teletype"><text:span text:style-name="T2">----hy_port_carrier_check---- 1 br-&gt;dev hy0, dev eth0.5 </text:span></text:span></text:p>
      <text:p text:style-name="Standard"><text:span text:style-name="Teletype"><text:span text:style-name="T2">----hy_port_carrier_check---- 3 br-&gt;dev hy0, dev eth0.5 </text:span></text:span><text:span text:style-name="Teletype"><text:span text:style-name="T9">//通过NETDEV_CHANGE分支，进入函数hy_port_carrier_check，当网线插上时，netif_carrier_ok(dev) TRUE</text:span></text:span></text:p>
      <text:p text:style-name="Standard"><text:span text:style-name="Teletype"><text:span text:style-name="T2">hy0: port 2(eth0.5) entering learning state </text:span></text:span><text:span text:style-name="Teletype"><text:span text:style-name="T9">//当netif_carrier_ok(dev) TRUE</text:span></text:span><text:span text:style-name="Teletype"><text:span text:style-name="T9">时，hy_stp_enable_port(p)--&gt; hy_port_state_selection(p-&gt;br)--&gt;hy_make_forwarding(p) 在这里启动timer: forward_delay_timer 执行函数 <text:s/>hy_forward_delay_timer_expired</text:span></text:span></text:p>
      <text:p text:style-name="Standard"><text:span text:style-name="Teletype"><text:span text:style-name="T2">---hy_forward_delay_timer_expired---- </text:span></text:span></text:p>
      <text:p text:style-name="Standard"><text:span text:style-name="Teletype"><text:span text:style-name="T2">hy0: port 2(eth0.5) entering forwarding state </text:span></text:span></text:p>
      <text:p text:style-name="Standard"><text:span text:style-name="Teletype"><text:span text:style-name="T2">547.06 HYDR hyManager debug: ENTER hyManagerReadBufCB </text:span></text:span></text:p>
      <text:p text:style-name="Standard"><text:span text:style-name="Teletype"><text:span text:style-name="T2">############## </text:span></text:span></text:p>
      <text:p text:style-name="Standard"><text:span text:style-name="Teletype"><text:span text:style-name="T2">547.06 HYDR hyManager dump : hyMangerOnLinkStatusChange: Create event: LINK UP </text:span></text:span></text:p>
      <text:p text:style-name="Standard"><text:span text:style-name="Teletype"><text:span text:style-name="T2">547.06 HYDR hyManager debug: ENTER hyManagerReadBufCB </text:span></text:span></text:p>
      <text:p text:style-name="Standard"><text:span text:style-name="Teletype"><text:span text:style-name="T2"/></text:span></text:p>
      <text:p text:style-name="Standard"><text:span text:style-name="Teletype"><text:span text:style-name="T2">Enet:0 port:0 down </text:span></text:span></text:p>
      <text:p text:style-name="Standard"><text:span text:style-name="Teletype"><text:span text:style-name="T2">---eth0.5, flag 1103 </text:span></text:span></text:p>
      <text:p text:style-name="Standard"><text:span text:style-name="Teletype"><text:span text:style-name="T2">---hy_device_event, eth0.5 here </text:span></text:span></text:p>
      <text:p text:style-name="Standard"><text:span text:style-name="Teletype"><text:span text:style-name="T2">----hy_port_carrier_check---- 2 br-&gt;dev hy0, dev eth0.5 </text:span></text:span></text:p>
      <text:p text:style-name="Standard"><text:span text:style-name="Teletype"><text:span text:style-name="T2">----hy_port_carrier_check---- 3 br-&gt;dev hy0, dev eth0.5 </text:span></text:span></text:p>
      <text:p text:style-name="Standard"><text:span text:style-name="Teletype"><text:span text:style-name="T2">hy0: port 2(eth0.5) entering disabled state </text:span></text:span></text:p>
      <text:p text:style-name="Standard"><text:span text:style-name="Teletype"><text:span text:style-name="T2">550.06 HYDR hyManager debug: ENTER hyManagerReadBufCB </text:span></text:span></text:p>
      <text:p text:style-name="Standard"><text:span text:style-name="Teletype"><text:span text:style-name="T2">############## </text:span></text:span></text:p>
      <text:p text:style-name="Standard"><text:span text:style-name="Teletype"><text:span text:style-name="T2">550.06 HYDR hyManager dump : hyMangerOnLinkStatusChange: Create event: LINK DOWN </text:span></text:span></text:p>
      <text:p text:style-name="Standard"><text:span text:style-name="Teletype"><text:span text:style-name="T2">550.06 HYDR hyManager debug: ENTER hyManagerReadBufCB </text:span></text:span></text:p>
      <text:p text:style-name="Standard"><text:span text:style-name="Teletype"><text:span text:style-name="T2"/></text:span></text:p>
      <text:p text:style-name="Standard"><text:span text:style-name="Teletype"><text:span text:style-name="T2">net/8021q/vlan_dev.c</text:span></text:span></text:p>
      <text:p text:style-name="Standard"><text:span text:style-name="Teletype"><text:span text:style-name="T2"/></text:span></text:p>
      <text:p text:style-name="Standard"><text:span text:style-name="Teletype"><text:span text:style-name="T7">30\ VLC 设置</text:span></text:span></text:p>
      <text:p text:style-name="Standard"><text:span text:style-name="Teletype"><text:span text:style-name="T2"/></text:span></text:p>
      <text:p text:style-name="Standard"><text:span text:style-name="Teletype"><text:span text:style-name="T2"><text:s text:c="2"/>服务器端： RTP(RTP /MPEG Transport Stream)流， 239.1.1.2, 5004, ttl=5, </text:span></text:span></text:p>
      <text:p text:style-name="Standard"><text:span text:style-name="Teletype"><text:span text:style-name="T2"><text:s text:c="3"/>clear <text:s text:c="4"/>Activate Transcoding</text:span></text:span></text:p>
      <text:p text:style-name="Standard"><text:span text:style-name="Teletype"><text:span text:style-name="T2"><text:s text:c="3"/>Video – MPEG-2 + MPGA(TS)</text:span></text:span></text:p>
      <text:p text:style-name="Standard"><text:span text:style-name="Teletype"><text:span text:style-name="T2"/></text:span></text:p>
      <text:p text:style-name="Standard"><text:span text:style-name="Teletype"><text:span text:style-name="T2"><text:s text:c="2"/>sudo ip r add 239.1.1.2 via 192.168.0.18</text:span></text:span></text:p>
      <text:p text:style-name="Standard"><text:span text:style-name="Teletype"><text:span text:style-name="T2"><text:s text:c="2"/>sudo ip r add 10.21.5.32 via 10.21.29.177</text:span></text:span></text:p>
      <text:p text:style-name="Standard"><text:span text:style-name="Teletype"><text:span text:style-name="T2"/></text:span></text:p>
      <text:p text:style-name="Standard"><text:soft-page-break/><text:span text:style-name="Teletype"><text:span text:style-name="T2"><text:s text:c="2"/>客户端： rtp://239.1.1.2:5004</text:span></text:span></text:p>
      <text:p text:style-name="Standard"><text:span text:style-name="Teletype"><text:span text:style-name="T2"><text:s text:c="2"/>router路由器页面上：使能igmp snooping 或者 disable igmp snooping</text:span></text:span></text:p>
      <text:p text:style-name="Standard"><text:span text:style-name="Teletype"><text:span text:style-name="T2"/></text:span></text:p>
      <text:p text:style-name="Standard"><text:span text:style-name="Teletype"><text:span text:style-name="T2">在服务器上安装pimd软件，否则桥上的snooping表会超时。</text:span></text:span></text:p>
      <text:p text:style-name="Standard"><text:span text:style-name="Teletype"><text:span text:style-name="T2"/></text:span></text:p>
      <text:p text:style-name="Standard"><text:span text:style-name="Teletype"><text:span text:style-name="T7">31\ 关于negotiate后，PHY的速率问题</text:span></text:span></text:p>
      <text:p text:style-name="Standard"><text:span text:style-name="Teletype"><text:span text:style-name="T2"><text:s text:c="2"/></text:span></text:span><text:span text:style-name="Teletype"><text:span text:style-name="T20">~ # ethreg -p 0x1 0x11 //Phy1 connects to swtich(100Mbps) <text:line-break/>Read Reg: 0x00000011 = 0x0000</text:span></text:span><text:span text:style-name="Teletype"><text:span text:style-name="T17">7</text:span></text:span><text:span text:style-name="Teletype"><text:span text:style-name="T20">c10 <text:line-break/>~ # ethreg -p 0x3 0x11 //Phy3 connects to a PC(1000Mbps)<text:line-break/></text:span></text:span><text:span text:style-name="Teletype"><text:span text:style-name="T20">Read Reg: 0x00000011 = 0x0000</text:span></text:span><text:span text:style-name="Teletype"><text:span text:style-name="T29">b</text:span></text:span><text:span text:style-name="Teletype"><text:span text:style-name="T20">c10</text:span></text:span></text:p>
      <text:p text:style-name="Standard"><text:span text:style-name="Teletype"><text:span text:style-name="T20"/></text:span></text:p>
      <text:p text:style-name="Standard"><text:span text:style-name="Teletype"><text:span text:style-name="T21">32\ 关于PKT lost issue</text:span></text:span></text:p>
      <text:p text:style-name="Standard"><text:span text:style-name="Teletype"><text:span text:style-name="T20">1\ </text:span></text:span></text:p>
      <text:p text:style-name="Standard"><text:span text:style-name="Teletype"><text:span text:style-name="T20">Hi Kai,</text:span></text:span></text:p>
      <text:p text:style-name="Standard"><text:span text:style-name="Teletype"><text:span text:style-name="T20"><text:s/></text:span></text:span></text:p>
      <text:p text:style-name="Standard"><text:span text:style-name="Teletype"><text:span text:style-name="T20">This resolve the pkt lost in my case</text:span></text:span></text:p>
      <text:p text:style-name="Standard"><text:span text:style-name="Teletype"><text:span text:style-name="T20">CL#1037649 + ATH_GMAC_RX_PKT_CNT=100</text:span></text:span></text:p>
      <text:p text:style-name="Standard"><text:span text:style-name="Teletype"><text:span text:style-name="T20"><text:s/></text:span></text:span></text:p>
      <text:p text:style-name="Standard"><text:span text:style-name="Teletype"><text:span text:style-name="T20">Thanks</text:span></text:span></text:p>
      <text:p text:style-name="Standard"><text:span text:style-name="Teletype"><text:span text:style-name="T20">-Mark T</text:span></text:span></text:p>
      <text:p text:style-name="Standard"><text:span text:style-name="Teletype"><text:span text:style-name="T20"/></text:span></text:p>
      <text:p text:style-name="Standard"><text:span text:style-name="Teletype"><text:span text:style-name="T21">33\ 关于gmac0／gmac1 FLOW CONTROL</text:span></text:span></text:p>
      <text:p text:style-name="Standard"><text:span text:style-name="Teletype"><text:span text:style-name="T22">其设置寄存器是 0x19000000/0x1A000000 bit[4] for TX, bit[5] for RX</text:span></text:span></text:p>
      <text:p text:style-name="Standard"><text:span text:style-name="Teletype"><text:span text:style-name="T22"/></text:span></text:p>
      <text:p text:style-name="Standard"><text:span text:style-name="Teletype"><text:span text:style-name="T22">同时注意寄存器 0x19000050/0x1A000050</text:span></text:span></text:p>
      <text:p text:style-name="Standard"><text:span text:style-name="Teletype"><text:span text:style-name="T22"/></text:span></text:p>
      <text:p text:style-name="Standard"><text:span text:style-name="Teletype"><text:span text:style-name="T22">the flow control register for s17 switch is 0x7c/0x80/0x84/0x88...</text:span></text:span></text:p>
      <text:p text:style-name="Standard"><text:span text:style-name="Teletype"><text:span text:style-name="T22"/></text:span></text:p>
      <text:p text:style-name="Standard"><text:span text:style-name="Teletype"><text:span text:style-name="T27">Because the CPU is busy processing business(100% sys usage), and there is no more RX ring for the GMAC's RX DMA to transfer the data that in rx fifo, then rx fifo is full and there will be pause frame. Switch's port0 receives the pause frame, and stops to send data frame, then port0's rx fifo will be full and then there is another pause frame ...</text:span></text:span></text:p>
      <text:p text:style-name="P3">[Ranga] You are right. Provided, you enabled the flow control on phy port also. If not enabled, it would go silent.</text:p>
      <text:p text:style-name="P3"/>
      <text:p text:style-name="Standard"><text:span text:style-name="Teletype"><text:span text:style-name="T22">在phy的配置中有宏设置：</text:span></text:span></text:p>
      <text:p text:style-name="Standard"><text:span text:style-name="Teletype"><text:span text:style-name="T22">#define S17_ADVERTISE_ALL ( S17_ADVERTISE_ASYM_PAUSE | S17_ADVERTISE_PAUSE | \ </text:span></text:span></text:p>
      <text:p text:style-name="Standard"><text:span text:style-name="Teletype"><text:span text:style-name="T22"><text:s text:c="28"/>S17_ADVERTISE_10HALF | S17_ADVERTISE_10FULL | \ </text:span></text:span></text:p>
      <text:p text:style-name="Standard"><text:span text:style-name="Teletype"><text:span text:style-name="T22"><text:s text:c="28"/>S17_ADVERTISE_100HALF | S17_ADVERTISE_100FULL)</text:span></text:span></text:p>
      <text:p text:style-name="Standard"><text:span text:style-name="Teletype"><text:span text:style-name="T22"/></text:span></text:p>
      <text:p text:style-name="Standard"><text:span text:style-name="Teletype"><text:span text:style-name="T22">该宏用来设置寄存器：</text:span></text:span></text:p>
      <text:p text:style-name="Standard"><text:span text:style-name="Teletype"><text:span text:style-name="T22">#define S17_AUTONEG_ADVERT <text:s text:c="13"/>4</text:span></text:span></text:p>
      <text:p text:style-name="Standard"><text:span text:style-name="Teletype"><text:span text:style-name="T22"/></text:span></text:p>
      <text:p text:style-name="Standard"><text:span text:style-name="Teletype"><text:span text:style-name="T22">Then use this command to read the pause frame counter:</text:span></text:span></text:p>
      <text:p text:style-name="Standard"><text:span text:style-name="Teletype"><text:span text:style-name="T22">ethreg -p 0x3f 0x1X58 // for example, ethreg -p 0x3f 0x1258</text:span></text:span></text:p>
      <text:p text:style-name="Standard"><text:span text:style-name="Teletype"><text:span text:style-name="T22"/></text:span></text:p>
      <text:p text:style-name="Standard"><text:span text:style-name="Teletype"><text:span text:style-name="T22"/></text:span></text:p>
      <text:p text:style-name="Standard"><text:span text:style-name="Teletype"><text:span text:style-name="T23">34\ hyd</text:span></text:span></text:p>
      <text:p text:style-name="Standard"><text:span text:style-name="Teletype"><text:span text:style-name="T24">hyd 所使用的/tmp/hyd.conf什么时候生成？ 在hy代码中生成，其作为masterd的一个servicePlugin</text:span></text:span></text:p>
      <text:p text:style-name="Standard"><text:span text:style-name="Teletype"><text:span text:style-name="T24">Hcp: hybrid control protocol</text:span></text:span></text:p>
      <text:p text:style-name="Standard"><text:span text:style-name="Teletype"><text:span text:style-name="T24"><text:s text:c="7"/>该模块的作用： contruct and dispatch hybrid control protocol packets</text:span></text:span></text:p>
      <text:p text:style-name="Standard"><text:span text:style-name="Teletype"><text:span text:style-name="T24"/></text:span></text:p>
      <text:p text:style-name="Standard"><text:span text:style-name="Teletype"><text:span text:style-name="T24">hdtable 通过netlink调用生成，它是根据什么来建立hd表的呢？</text:span></text:span></text:p>
      <text:p text:style-name="Standard"><text:span text:style-name="Teletype"><text:span text:style-name="T24">1、 在桥上有一个hash表，br-&gt;hash_hd[], 通过mac地址的hash值进行索引。</text:span></text:span></text:p>
      <text:p text:style-name="Standard"><text:span text:style-name="Teletype"><text:span text:style-name="T24">2、 通过函数 hdtbl_create()调用，建立表项，有两个netlink命令字可以调用到该函数，分别是：</text:span></text:span><text:soft-page-break/><text:span text:style-name="Teletype"><text:span text:style-name="T24">HYCTL_ADD_HDTBL_ENTRIES 和 HYCTL_UPDATE_HDTBL_ENTRIES, (同时有辅助操作命令字：HYCTL_DEL_HDTBL_ENTRIES, HYCTL_DEL_HDTBL_ENTRIES_BYID, HYCTL_FLUSH_HDTBL)</text:span></text:span></text:p>
      <text:p text:style-name="Standard"><text:span text:style-name="Teletype"><text:span text:style-name="T24">3、 关于命令字 <text:s/>HYCTL_ADD_HDTBL_ENTRIES <text:s/>调用过程：</text:span></text:span></text:p>
      <text:p text:style-name="Standard"><text:span text:style-name="Teletype"><text:span text:style-name="T24">a\ 首先关注数据结构 __hdtbl_entry, 在内核头文件include/linux/if_hybrid.h中。</text:span></text:span></text:p>
      <text:p text:style-name="Standard"><text:span text:style-name="Teletype"><text:span text:style-name="T24"><text:s text:c="3"/></text:span></text:span></text:p>
      <text:p text:style-name="Standard"><text:span text:style-name="Teletype"><text:span text:style-name="T24">b\ 在应用层调用流程（在ps模块中调用）：</text:span></text:span></text:p>
      <text:p text:style-name="Standard"><text:span text:style-name="Teletype"><text:span text:style-name="T24">函数： psChooseDefaultInterfaces()</text:span></text:span></text:p>
      <text:p text:style-name="Standard"><text:span text:style-name="Teletype"><text:span text:style-name="T24">ps 遍历td表，根据td表中挂接的bridge 和 pc MAC 分别调用下面的函数</text:span></text:span></text:p>
      <text:p text:style-name="Standard"><text:span text:style-name="Teletype"><text:span text:style-name="T24">bridgeAddHDTableEntries()</text:span></text:span></text:p>
      <text:p text:style-name="Standard"><text:span text:style-name="Teletype"><text:span text:style-name="T24"/></text:span></text:p>
      <text:p text:style-name="Standard"><text:span text:style-name="Teletype"><text:span text:style-name="T24">其中表项</text:span></text:span></text:p>
      <text:p text:style-name="Standard"><text:span text:style-name="Teletype"><text:span text:style-name="T24">mac_addr: 为bridge 和 pc MAC </text:span></text:span></text:p>
      <text:p text:style-name="Standard"><text:span text:style-name="Teletype"><text:span text:style-name="T24">ID: 为所在设备的bridge的MAC</text:span></text:span></text:p>
      <text:p text:style-name="Standard"><text:span text:style-name="Teletype"><text:span text:style-name="T24"/></text:span></text:p>
      <text:p text:style-name="Standard"><text:span text:style-name="Teletype"><text:span text:style-name="T24">ps – 使用td 模块建立 hd table</text:span></text:span></text:p>
      <text:p text:style-name="Standard"><text:span text:style-name="Teletype"><text:span text:style-name="T24">ps – 根据pc 模块（pce, pcp, pcw）所取得的参数来管理路径的选择</text:span></text:span></text:p>
      <text:p text:style-name="Standard"><text:span text:style-name="Teletype"><text:span text:style-name="T24"><text:s text:c="8"/>参考: pceService_GetLinkCapacityEx()</text:span></text:span></text:p>
      <text:p text:style-name="Standard"><text:span text:style-name="Teletype"><text:span text:style-name="T24"/></text:span></text:p>
      <text:p text:style-name="Standard"><text:span text:style-name="Teletype"><text:span text:style-name="T24">hatable entry的产生/删除流程</text:span></text:span></text:p>
      <text:p text:style-name="Standard"><text:span text:style-name="Teletype"><text:span text:style-name="T24">1、hatable的表项</text:span></text:span></text:p>
      <text:p text:style-name="Standard"><text:span text:style-name="Teletype"><text:span text:style-name="T24"><text:s text:c="5"/>mac_addr: the stream's dest address, 该mac地址与hd中的mac_addr相同。</text:span></text:span></text:p>
      <text:p text:style-name="Standard"><text:span text:style-name="Teletype"><text:span text:style-name="T24"><text:s text:c="5"/>ID： 拷贝自hd表项的ID。</text:span></text:span></text:p>
      <text:p text:style-name="Standard"><text:span text:style-name="Teletype"><text:span text:style-name="T24">2、函数 hy_hatbl_insert()</text:span></text:span></text:p>
      <text:p text:style-name="Standard"><text:span text:style-name="Teletype"><text:span text:style-name="T24"><text:s text:c="5"/>函数： hy_ps_deliver()，ha表项在该函数中加入</text:span></text:span></text:p>
      <text:p text:style-name="Standard"><text:span text:style-name="Teletype"><text:span text:style-name="T24"/></text:span></text:p>
      <text:p text:style-name="Standard"><text:span text:style-name="Teletype"><text:span text:style-name="T24"/></text:span></text:p>
      <text:p text:style-name="Standard"><text:span text:style-name="Teletype"><text:span text:style-name="T24">HY_TCP_SP:使tcp ack包沿着同一条路径返回，不要参加选路</text:span></text:span></text:p>
      <text:p text:style-name="Standard"><text:span text:style-name="Teletype"><text:span text:style-name="T24">目前： HybridMode =＝ HY_BRIDGE_MODE_RELAY_OVERRIDE <text:s/>为HR</text:span></text:span></text:p>
      <text:p text:style-name="Standard"><text:span text:style-name="Teletype"><text:span text:style-name="T24">ALLMULTI： 清空内核某个接口的mclist，使得所有组播包都可以通过</text:span></text:span></text:p>
      <text:p text:style-name="Standard"><text:span text:style-name="Teletype"><text:span text:style-name="T24"/></text:span></text:p>
      <text:p text:style-name="Standard"><text:span text:style-name="Teletype"><text:span text:style-name="T24"/></text:span></text:p>
      <text:p text:style-name="Standard"><text:span text:style-name="Teletype"><text:span text:style-name="T24">35\ md 0xb8060008</text:span></text:span></text:p>
      <text:p text:style-name="Standard"><text:span text:style-name="Teletype"><text:span text:style-name="T24">可以用来判断本次重启是由于watchdog超时，还是正常重启。。。。</text:span></text:span></text:p>
      <text:p text:style-name="Standard"><text:span text:style-name="Teletype"><text:span text:style-name="T24">如果是watchdog超时，那么最高位为1。</text:span></text:span></text:p>
      <text:p text:style-name="Standard"><text:span text:style-name="Teletype"><text:span text:style-name="T24"/></text:span></text:p>
      <text:p text:style-name="Standard"><text:span text:style-name="Teletype"><text:span text:style-name="T24"/></text:span></text:p>
      <text:p text:style-name="Standard"><text:span text:style-name="Teletype"><text:span text:style-name="T24">36\ perl p4_integrate.pl</text:span></text:span></text:p>
      <text:p text:style-name="Standard"><text:span text:style-name="Teletype"><text:span text:style-name="T24"/></text:span></text:p>
      <text:p text:style-name="Standard"><text:span text:style-name="Teletype"><text:span text:style-name="T24">sw/tools/p4_perl</text:span></text:span></text:p>
      <text:p text:style-name="Standard"><text:span text:style-name="Teletype"><text:span text:style-name="T24">export P4CLIENT=newma_one</text:span></text:span></text:p>
      <text:p text:style-name="Standard"><text:span text:style-name="Teletype"><text:span text:style-name="T24">perl p4_integrate.pl newma_one 9.3.2 -check -to ***</text:span></text:span></text:p>
      <text:p text:style-name="Standard"><text:span text:style-name="Teletype"><text:span text:style-name="T24">perl p4_integrate.pl pazhang_hyfi_dev 9.5.3 -check -cl 1503104 1502581 1501465 1500324 1489418 1487635 1487634 1503615</text:span></text:span></text:p>
      <text:p text:style-name="Standard"><text:span text:style-name="Teletype"><text:span text:style-name="T24"/></text:span></text:p>
      <text:p text:style-name="Standard"><text:span text:style-name="Teletype"><text:span text:style-name="T24">37\ 使用BDI调式reh132驱动</text:span></text:span></text:p>
      <text:p text:style-name="Standard"><text:span text:style-name="Teletype"><text:span text:style-name="T24"/></text:span></text:p>
      <text:p text:style-name="Standard"><text:span text:style-name="Teletype"><text:span text:style-name="T24">a\ 擦除uboot 分区 ( erase 0x9f000000 +0x100)</text:span></text:span></text:p>
      <text:p text:style-name="Standard"><text:span text:style-name="Teletype"><text:span text:style-name="T24">b\ 连接好BDI, 给BDI上电，telnet BDI, 设置好配置文件，server ip</text:span></text:span></text:p>
      <text:p text:style-name="Standard"><text:span text:style-name="Teletype"><text:span text:style-name="T24"><text:s text:c="4"/>config bdi_wah132.cfg 192.168.1.10</text:span></text:span></text:p>
      <text:p text:style-name="Standard"><text:span text:style-name="Teletype"><text:span text:style-name="T24">c\ 给板子上电，等待BDI配置正常</text:span></text:span></text:p>
      <text:p text:style-name="Standard"><text:span text:style-name="Teletype"><text:span text:style-name="T24">d\ 烧写uboot</text:span></text:span></text:p>
      <text:p text:style-name="Standard"><text:span text:style-name="Teletype"><text:span text:style-name="T24"><text:s text:c="4"/>load 0xa0001100 u-boot.bin bin</text:span></text:span></text:p>
      <text:p text:style-name="Standard"><text:span text:style-name="Teletype"><text:span text:style-name="T24"><text:s text:c="4"/>load 0xa1000000 spi_wah132.bin</text:span></text:span></text:p>
      <text:p text:style-name="Standard"><text:span text:style-name="Teletype"><text:span text:style-name="T24"><text:s text:c="4"/>b 0xa1000920</text:span></text:span></text:p>
      <text:p text:style-name="Standard"><text:span text:style-name="Teletype"><text:span text:style-name="T24"><text:s text:c="4"/>go</text:span></text:span></text:p>
      <text:p text:style-name="Standard"><text:span text:style-name="Teletype"><text:span text:style-name="T24"><text:s text:c="4"/>(wait until BDI enter debug mode)</text:span></text:span></text:p>
      <text:p text:style-name="Standard"><text:soft-page-break/><text:span text:style-name="Teletype"><text:span text:style-name="T24">e\ reset <text:s/>BDI</text:span></text:span></text:p>
      <text:p text:style-name="Standard"><text:span text:style-name="Teletype"><text:span text:style-name="T24">f\ <text:s/>go 0x9f000000 <text:s text:c="2"/>//板子通过BDI控制，正常启动</text:span></text:span></text:p>
      <text:p text:style-name="Standard"><text:span text:style-name="Teletype"><text:span text:style-name="T24"/></text:span></text:p>
      <text:p text:style-name="Standard"><text:span text:style-name="Teletype"><text:span text:style-name="T24">1\ Erase the uboot partition (erase 0x9f000000 +0x100),<text:line-break/></text:span></text:span><text:span text:style-name="Teletype"><text:span text:style-name="T24">2\ Connect the BDI to the board and power up, do the necessary configuration(the cfg file, serverip etc.),<text:line-break/>3\ Power up the board and wait until the BDI works properly,<text:line-break/>4\ Reflash the uboot,<text:line-break/>     for example,<text:line-break/>     load 0xa0001100 u-boot.bin bin<text:line-break/>     load 0xa1000000 spi_wah132.bin<text:line-break/>     b 0xa1000920<text:line-break/></text:span></text:span><text:span text:style-name="Teletype"><text:span text:style-name="T24">     go <text:line-break/></text:span></text:span><text:span text:style-name="Teletype"><text:span text:style-name="T30">5\ reset BDI</text:span></text:span><text:span text:style-name="Teletype"><text:span text:style-name="T24"><text:line-break/>6\ set the breakpoint if you need to debug<text:line-break/></text:span></text:span><text:span text:style-name="Teletype"><text:span text:style-name="T24">7\ go 0x9f000000</text:span></text:span></text:p>
      <text:p text:style-name="Standard"><text:span text:style-name="Teletype"><text:span text:style-name="T24"/></text:span></text:p>
      <text:p text:style-name="Standard"><text:span text:style-name="Teletype"><text:span text:style-name="T24">38\ GMAC包过虑寄存器</text:span></text:span></text:p>
      <text:p text:style-name="Standard"><text:span text:style-name="Teletype"><text:span text:style-name="T24">md 0xba000058</text:span></text:span></text:p>
      <text:p text:style-name="Standard"><text:span text:style-name="Teletype"><text:span text:style-name="T24">md 0xba00005c <text:s/>// 修改该寄存器可以使某些符合条件的包通过 mm 0xba00005c 0x000e6be6</text:span></text:span></text:p>
      <text:p text:style-name="Standard"><text:span text:style-name="Teletype"><text:span text:style-name="T24"/></text:span></text:p>
      <text:p text:style-name="Standard"><text:span text:style-name="Teletype"><text:span text:style-name="T24"><text:s/>39\ 内核编译时配置文件的生成，</text:span></text:span></text:p>
      <text:p text:style-name="Standard"><text:span text:style-name="Teletype"><text:span text:style-name="T24">a\ 拷贝arch/mip/configs/***_defconfig</text:span></text:span></text:p>
      <text:p text:style-name="Standard"><text:span text:style-name="Teletype"><text:span text:style-name="T24">b\ 根据arch/mips/Kconfig 调整文件.config</text:span></text:span></text:p>
      <text:p text:style-name="Standard"><text:span text:style-name="Teletype"><text:span text:style-name="T24"/></text:span></text:p>
      <text:p text:style-name="Standard"><text:span text:style-name="Teletype"><text:span text:style-name="T24">40\ 在linux下改变网卡的速率</text:span></text:span></text:p>
      <text:p text:style-name="Standard"><text:span text:style-name="Teletype"><text:span text:style-name="T24"><text:s text:c="5"/>ethtool -s eth4 speed 100 duplex full autoneg off</text:span></text:span></text:p>
      <text:p text:style-name="Standard"><text:span text:style-name="Teletype"><text:span text:style-name="T24"><text:s text:c="5"/>ethtool -s eth4 speed 10 duplex half autoneg off</text:span></text:span></text:p>
      <text:p text:style-name="Standard"><text:span text:style-name="Teletype"><text:span text:style-name="T24"><text:s text:c="5"/>ethtool -s eth4 autoneg on</text:span></text:span></text:p>
      <text:p text:style-name="Standard"><text:span text:style-name="Teletype"><text:span text:style-name="T24"/></text:span></text:p>
      <text:p text:style-name="Standard"><text:span text:style-name="Teletype"><text:span text:style-name="T24">41\ Openwrt</text:span></text:span></text:p>
      <text:p text:style-name="Standard"><text:span text:style-name="Teletype"><text:span text:style-name="T24">./include/kernel-defaults.mk:109:<text:tab/>echo "# CONFIG_KALLSYMS_ALL is not set" &gt;&gt; $(LINUX_DIR)/.config.target</text:span></text:span></text:p>
      <text:p text:style-name="Standard"><text:span text:style-name="Teletype"><text:span text:style-name="T24">Kernel: build_dir/linux-ar71xx_generic/linux-3.3.8</text:span></text:span></text:p>
      <text:p text:style-name="Standard"><text:span text:style-name="Teletype"><text:span text:style-name="T24">wifi: qca/feeds/qca/net/qca-wifi</text:span></text:span></text:p>
      <text:p text:style-name="Standard"><text:span text:style-name="Teletype"><text:span text:style-name="T24"/></text:span></text:p>
      <text:p text:style-name="Standard"><text:span text:style-name="Teletype"><text:span text:style-name="T24">Openwrt中不同的分支版本，一种是最新版但不是最稳定，也就是trunk版，一种是相对稳定版，backfire版。</text:span></text:span></text:p>
      <text:p text:style-name="Standard"><text:span text:style-name="Teletype"><text:span text:style-name="T24"/></text:span></text:p>
      <text:p text:style-name="Standard"><text:span text:style-name="Teletype"><text:span text:style-name="T24">通过svn从brandkfire获得backfire源代码（此版本意思是从trunk分支的补丁也在backfire版本中了，即包含修复补丁）： </text:span></text:span></text:p>
      <text:p text:style-name="Standard"><text:span text:style-name="Teletype"><text:span text:style-name="T24">mkdir OpenWrt/ </text:span></text:span></text:p>
      <text:p text:style-name="Standard"><text:span text:style-name="Teletype"><text:span text:style-name="T24">cd OpenWrt/ </text:span></text:span></text:p>
      <text:p text:style-name="Standard"><text:span text:style-name="Teletype"><text:span text:style-name="T24">svn co svn://svn.openwrt.org/openwrt/branches/backfire（回车后等待下载） </text:span></text:span></text:p>
      <text:p text:style-name="Standard"><text:span text:style-name="Teletype"><text:span text:style-name="T24"/></text:span></text:p>
      <text:p text:style-name="Standard"><text:span text:style-name="Teletype"><text:span text:style-name="T24">注解: 上述svn命令将在当前目录创建一个 OpenWrt/backfire/ 子目录，此目录包含此命令获取到的源代码。您也可以通过下述命令，下载不含修复补丁的backfire的原版源码： </text:span></text:span></text:p>
      <text:p text:style-name="Standard"><text:span text:style-name="Teletype"><text:span text:style-name="T24">svn co svn://svn.openwrt.org/openwrt/tags/backfire_10.03</text:span></text:span></text:p>
      <text:p text:style-name="Standard"><text:span text:style-name="Teletype"><text:span text:style-name="T24"/></text:span></text:p>
      <text:p text:style-name="Standard"><text:span text:style-name="Teletype"><text:span text:style-name="T24">如果你用的是backfire版本的源码： </text:span></text:span></text:p>
      <text:p text:style-name="Standard"><text:span text:style-name="Teletype"><text:span text:style-name="T24">cd OpenWrt/backfire/ </text:span></text:span></text:p>
      <text:p text:style-name="Standard"><text:span text:style-name="Teletype"><text:span text:style-name="T24">svn up </text:span></text:span></text:p>
      <text:p text:style-name="Standard"><text:span text:style-name="Teletype"><text:span text:style-name="T24">./scripts/feeds update -a </text:span></text:span></text:p>
      <text:p text:style-name="Standard"><text:span text:style-name="Teletype"><text:span text:style-name="T24">./scripts/feeds install -a</text:span></text:span></text:p>
      <text:p text:style-name="Standard"><text:span text:style-name="Teletype"><text:span text:style-name="T24"/></text:span></text:p>
      <text:p text:style-name="Standard"><text:span text:style-name="Teletype"><text:span text:style-name="T24">下一步是检查编译环境，若可进行编译则生成默认配置： </text:span></text:span></text:p>
      <text:p text:style-name="Standard"><text:span text:style-name="Teletype"><text:span text:style-name="T24">make defconfig </text:span></text:span></text:p>
      <text:p text:style-name="Standard"><text:soft-page-break/><text:span text:style-name="Teletype"><text:span text:style-name="T24">若defconfig回显提示缺少软件包或编译库等依赖，则按提示安装所缺软件包或库等即可，不难的，细心点就行。 </text:span></text:span></text:p>
      <text:p text:style-name="Standard"><text:span text:style-name="Teletype"><text:span text:style-name="T24">Menuconfig </text:span></text:span></text:p>
      <text:p text:style-name="Standard"><text:span text:style-name="Teletype"><text:span text:style-name="T24">Menuconfig is a text-based tool which handles the selection of target, packages to include in the </text:span></text:span><text:span text:style-name="Teletype"><text:span text:style-name="T24">build, kernel options </text:span></text:span></text:p>
      <text:p text:style-name="Standard"><text:span text:style-name="Teletype"><text:span text:style-name="T24"/></text:span></text:p>
      <text:p text:style-name="Standard"><text:span text:style-name="Teletype"><text:span text:style-name="T24">etc. </text:span></text:span></text:p>
      <text:p text:style-name="Standard"><text:span text:style-name="Teletype"><text:span text:style-name="T24">make menuconfig</text:span></text:span></text:p>
      <text:p text:style-name="Standard"><text:span text:style-name="Teletype"><text:span text:style-name="T24"/></text:span></text:p>
      <text:p text:style-name="Standard"><text:span text:style-name="Teletype"><text:span text:style-name="T24"/></text:span></text:p>
      <text:p text:style-name="Standard"><text:span text:style-name="Teletype"><text:span text:style-name="T24">42\</text:span></text:span></text:p>
      <text:p text:style-name="Standard"><text:span text:style-name="Teletype"><text:span text:style-name="T24">tail -f /var/log/messages <text:s/>//查看DHCP分配的IP.</text:span></text:span></text:p>
      <text:p text:style-name="Standard"><text:span text:style-name="Teletype"><text:span text:style-name="T24"/></text:span></text:p>
      <text:p text:style-name="Standard"><text:span text:style-name="Teletype"><text:span text:style-name="T24"/></text:span></text:p>
      <text:p text:style-name="Standard"><text:span text:style-name="Teletype"><text:span text:style-name="T24">43\ iperf send multicast</text:span></text:span></text:p>
      <text:p text:style-name="Standard"><text:span text:style-name="Teletype"><text:span text:style-name="T24"/></text:span></text:p>
      <text:p text:style-name="Standard"><text:span text:style-name="Teletype"><text:span text:style-name="T24">iperf -s -u -p 5001 -B 225.0.0.1 -i 1 </text:span></text:span></text:p>
      <text:p text:style-name="Standard"><text:span text:style-name="Teletype"><text:span text:style-name="T24">iperf -c 225.0.0.1 -u -B 192.168.0.190 -t 10000 -i 1</text:span></text:span></text:p>
      <text:p text:style-name="Standard"><text:span text:style-name="Teletype"><text:span text:style-name="T24"/></text:span></text:p>
      <text:p text:style-name="Standard"><text:span text:style-name="Teletype"><text:span text:style-name="T24">44\</text:span></text:span></text:p>
      <text:p text:style-name="Standard"><text:span text:style-name="Teletype"><text:span text:style-name="T24"/></text:span></text:p>
      <text:p text:style-name="Standard"><text:span text:style-name="Teletype"><text:span text:style-name="T24">ccollab login http://ulysses:8080 paulz</text:span></text:span></text:p>
      <text:p text:style-name="Standard"><text:span text:style-name="Teletype"><text:span text:style-name="T24"/></text:span></text:p>
      <text:p text:style-name="Standard"><text:span text:style-name="Teletype"><text:span text:style-name="T24"/></text:span></text:p>
      <text:p text:style-name="Standard"><text:span text:style-name="Teletype"><text:span text:style-name="T24">45\ 编译AT&amp;T的版本</text:span></text:span></text:p>
      <text:p text:style-name="Standard"><text:span text:style-name="Teletype"><text:span text:style-name="T24">make -f Makefile.hyb BOARD_TYPE=reh132 VENDOR_CONFIG_DIR=att RELEASE_VER=x?</text:span></text:span></text:p>
      <text:p text:style-name="Standard"><text:span text:style-name="Teletype"><text:span text:style-name="T24"/></text:span></text:p>
      <text:p text:style-name="Standard"><text:span text:style-name="Teletype"><text:span text:style-name="T24">46\</text:span></text:span></text:p>
      <text:p text:style-name="Standard"><text:span text:style-name="Teletype"><text:span text:style-name="T24">services/plc/plcserv/hostsrv/FwPibInfo.h</text:span></text:span></text:p>
      <text:p text:style-name="Standard"><text:span text:style-name="Teletype"><text:span text:style-name="T24"/></text:span></text:p>
      <text:p text:style-name="Standard"><text:span text:style-name="Teletype"><text:span text:style-name="T24">47\ tftp has problem</text:span></text:span></text:p>
      <text:p text:style-name="Standard"><text:bookmark-start text:name="__DdeLink__11191_849896152"/><text:span text:style-name="Teletype"><text:span text:style-name="T24">sudo /etc/init.d/xinetd restart</text:span></text:span><text:bookmark-end text:name="__DdeLink__11191_849896152"/></text:p>
      <text:p text:style-name="Standard"><text:span text:style-name="Teletype"><text:span text:style-name="T24"/></text:span></text:p>
      <text:p text:style-name="Standard"><text:span text:style-name="Teletype"><text:span text:style-name="T24">48\ igmp snooping for s17</text:span></text:span></text:p>
      <text:p text:style-name="Standard"><text:span text:style-name="Teletype"><text:span text:style-name="T26">ethreg -p 0x3f 0x624=0x017f7f7f </text:span></text:span><text:span text:style-name="Teletype"><text:span text:style-name="T25"><text:s text:c="8"/>//IGMP_JOIN_LEAVE_DP </text:span></text:span></text:p>
      <text:p text:style-name="Standard"><text:span text:style-name="Teletype"><text:span text:style-name="T25">ethreg -p 0x3f 0x620=0x000000f0 </text:span></text:span></text:p>
      <text:p text:style-name="Standard"><text:span text:style-name="Teletype"><text:span text:style-name="T26">ethreg -p 0x3f 0x618=0x1f78002b </text:span></text:span><text:span text:style-name="Teletype"><text:span text:style-name="T24"><text:s text:c="6"/>//IGMP_JOIN_NEW_EN </text:span></text:span></text:p>
      <text:p text:style-name="Standard"><text:span text:style-name="Teletype"><text:span text:style-name="T24"/></text:span></text:p>
      <text:p text:style-name="Standard"><text:span text:style-name="Teletype"><text:span text:style-name="T26">ethreg -p 0x3f 0x214=0x01070707 </text:span></text:span></text:p>
      <text:p text:style-name="Standard"><text:span text:style-name="Teletype"><text:span text:style-name="T26">ethreg -p 0x3f 0x210=0x07070707 </text:span></text:span></text:p>
      <text:p text:style-name="Standard"><text:span text:style-name="Teletype"><text:span text:style-name="T24"/></text:span></text:p>
      <text:p text:style-name="Standard"><text:span text:style-name="Teletype"><text:span text:style-name="T25">ethreg -p 0x3f 0x664=0x00040018 </text:span></text:span></text:p>
      <text:p text:style-name="Standard"><text:span text:style-name="Teletype"><text:span text:style-name="T25">ethreg -p 0x3f 0x670=0x00040018 </text:span></text:span></text:p>
      <text:p text:style-name="Standard"><text:span text:style-name="Teletype"><text:span text:style-name="T25">ethreg -p 0x3f 0x67c=0x00040018 </text:span></text:span></text:p>
      <text:p text:style-name="Standard"><text:span text:style-name="Teletype"><text:span text:style-name="T25">ethreg -p 0x3f 0x688=0x00040018 </text:span></text:span></text:p>
      <text:p text:style-name="Standard"><text:span text:style-name="Teletype"><text:span text:style-name="T25">ethreg -p 0x3f 0x694=0x00040018 </text:span></text:span></text:p>
      <text:p text:style-name="Standard"><text:span text:style-name="Teletype"><text:span text:style-name="T25">ethreg -p 0x3f 0x6a0=0x00040018 </text:span></text:span></text:p>
      <text:p text:style-name="Standard"><text:span text:style-name="Teletype"><text:span text:style-name="T25">ethreg -p 0x3f 0x6ac=0x00040018 </text:span></text:span></text:p>
      <text:p text:style-name="Standard"><text:span text:style-name="Teletype"><text:span text:style-name="T24"/></text:span></text:p>
      <text:p text:style-name="Standard"><text:span text:style-name="Teletype"><text:span text:style-name="T24">49\ igmp snooping for s27 (db12x-nand)</text:span></text:span></text:p>
      <text:p text:style-name="Standard"><text:span text:style-name="Teletype"><text:span text:style-name="T24">ethreg -p 0x3f 0x104=0x00304404 <text:s/>//???</text:span></text:span></text:p>
      <text:p text:style-name="Standard"><text:span text:style-name="Teletype"><text:span text:style-name="T24">ethreg -p 0x3f 0x204=0x00304404</text:span></text:span></text:p>
      <text:p text:style-name="Standard"><text:span text:style-name="Teletype"><text:span text:style-name="T24">ethreg -p 0x3f 0x304=0x00304404</text:span></text:span></text:p>
      <text:p text:style-name="Standard"><text:span text:style-name="Teletype"><text:span text:style-name="T24">ethreg -p 0x3f 0x404=0x00304404</text:span></text:span></text:p>
      <text:p text:style-name="Standard"><text:span text:style-name="Teletype"><text:span text:style-name="T24">ethreg -p 0x3f 0x504=0x00304404</text:span></text:span></text:p>
      <text:p text:style-name="Standard"><text:span text:style-name="Teletype"><text:span text:style-name="T24">ethreg -p 0x3f 0x604=0x00304404</text:span></text:span></text:p>
      <text:p text:style-name="Standard"><text:span text:style-name="Teletype"><text:span text:style-name="T26">ethreg -p 0x3f 0x3c=0xcf</text:span></text:span><text:span text:style-name="Teletype"><text:span text:style-name="T31">48</text:span></text:span><text:span text:style-name="Teletype"><text:span text:style-name="T26">084e</text:span></text:span></text:p>
      <text:p text:style-name="Standard"><text:span text:style-name="Teletype"><text:span text:style-name="T24">ethreg -p 0x3f 0x2c=0xfe7f017f</text:span></text:span></text:p>
      <text:p text:style-name="Standard"><text:soft-page-break/><text:span text:style-name="Teletype"><text:span text:style-name="T24"/></text:span></text:p>
      <text:p text:style-name="Standard"><text:span text:style-name="Teletype"><text:span text:style-name="T24"/></text:span></text:p>
      <text:p text:style-name="Standard"><text:span text:style-name="Teletype"><text:span text:style-name="T24">50\ ebtables -t nat -A PREROUTING -i eth1 -p 0x88e1 -s ff:ff:ff:f </text:span></text:span></text:p>
      <text:p text:style-name="Standard"><text:span text:style-name="Teletype"><text:span text:style-name="T24">f:ff:ff -j dnat --to-dst 00:03:7F:11:25:CA</text:span></text:span></text:p>
      <text:p text:style-name="Standard"><text:span text:style-name="Teletype"><text:span text:style-name="T24"/></text:span></text:p>
      <text:p text:style-name="Standard"><text:span text:style-name="Teletype"><text:span text:style-name="T24">51\</text:span></text:span></text:p>
      <text:p text:style-name="Standard"><text:span text:style-name="Teletype"><text:span text:style-name="T24">grep -rl VarList ./ |xargs sed -i 's/VarList/va_list/g'</text:span></text:span></text:p>
      <text:p text:style-name="Standard"><text:span text:style-name="Teletype"><text:span text:style-name="T24"/></text:span></text:p>
      <text:p text:style-name="Standard"><text:span text:style-name="Teletype"><text:span text:style-name="T24">52\ 启动plchost</text:span></text:span></text:p>
      <text:p text:style-name="P5"><text:span text:style-name="Teletype"><text:span text:style-name="T28">plchost <text:s/>-i br-lan -l eth0 -N /usr/share/plcfw/QCA7420.nvm -P /tmp/user.pib -s /var/run/plc_socket_server -R -M 2 &amp;</text:span></text:span></text:p>
      <text:p text:style-name="P5"><text:span text:style-name="Teletype"><text:span text:style-name="T24"/></text:span></text:p>
      <text:p text:style-name="P5"><text:span text:style-name="Teletype"><text:span text:style-name="T24">53\ 关于使用dts</text:span></text:span></text:p>
      <text:p text:style-name="P5"><text:span text:style-name="Teletype"><text:span text:style-name="T24">a\ 建立dts文件, dts文件格式</text:span></text:span></text:p>
      <text:p text:style-name="P5"><text:span text:style-name="Teletype"><text:span text:style-name="T24"><text:s text:c="3"/>??</text:span></text:span></text:p>
      <text:p text:style-name="P5"><text:span text:style-name="Teletype"><text:span text:style-name="T24"/></text:span></text:p>
      <text:p text:style-name="P5"><text:span text:style-name="Teletype"><text:span text:style-name="T24">b\ 使用工具转换成dtb文件</text:span></text:span></text:p>
      <text:p text:style-name="P6"><text:span text:style-name="Teletype"><text:span text:style-name="T24">build_dir/linux-ar71xx_generic/linux-3.3.8/scripts/dtc/dtc -I dts -O dtb -o reh132.dtb ./target/linux/ar71xx/reh132.dts</text:span></text:span></text:p>
      <text:p text:style-name="P6"><text:span text:style-name="Teletype"><text:span text:style-name="T24"/></text:span></text:p>
      <text:p text:style-name="P6"><text:span text:style-name="Teletype"><text:span text:style-name="T24">c\内核如何使用</text:span></text:span></text:p>
      <text:p text:style-name="P6"><text:span text:style-name="Teletype"><text:span text:style-name="T24"><text:s text:c="2"/>* 添加配置选项：</text:span></text:span></text:p>
      <text:p text:style-name="P6"><text:span text:style-name="Teletype"><text:span text:style-name="T24"><text:s text:c="5"/>CONFIG_ATH79_MACH_GENERIC_DT=y</text:span></text:span></text:p>
      <text:p text:style-name="P6"><text:span text:style-name="Teletype"><text:span text:style-name="T24"><text:s text:c="5"/>CONFIG_MTD_OF_PARTS=y</text:span></text:span></text:p>
      <text:p text:style-name="P6"><text:span text:style-name="Teletype"><text:span text:style-name="T24"><text:s text:c="2"/>* 启动参数</text:span></text:span></text:p>
      <text:p text:style-name="P5"><text:span text:style-name="Teletype"><text:span text:style-name="T24"><text:s text:c="5"/>fdt=0x81000000</text:span></text:span></text:p>
      <text:p text:style-name="P5"><text:span text:style-name="Teletype"><text:span text:style-name="T24"><text:s text:c="2"/>* 在驱动中添加相应的代码，比如：</text:span></text:span></text:p>
      <text:p text:style-name="P5"><text:span text:style-name="Teletype"><text:span text:style-name="T24"><text:s text:c="5"/>+#ifdef CONFIG_OF </text:span></text:span></text:p>
      <text:p text:style-name="P5"><text:span text:style-name="Teletype"><text:span text:style-name="T24"><text:s text:c="5"/>+#include &lt;linux/of_platform.h&gt; </text:span></text:span></text:p>
      <text:p text:style-name="P5"><text:span text:style-name="Teletype"><text:span text:style-name="T24"><text:s text:c="5"/>+#endif</text:span></text:span></text:p>
      <text:p text:style-name="P5"><text:span text:style-name="Teletype"><text:span text:style-name="T24"><text:s text:c="2"/>* 主要改动的文件 <text:s/></text:span></text:span></text:p>
      <text:p text:style-name="P5"><text:span text:style-name="Teletype"><text:span text:style-name="T24"><text:s text:c="5"/></text:span></text:span><text:a xlink:type="simple" xlink:href="http://qca-git01.qualcomm.com/#/c/1825/"><text:span text:style-name="Teletype">http://qca-git01.qualcomm.com/#/c/1825/</text:span></text:a></text:p>
      <text:p text:style-name="P5"><text:span text:style-name="Teletype"><text:span text:style-name="T24"/></text:span></text:p>
      <text:p text:style-name="P5"><text:span text:style-name="Teletype"><text:span text:style-name="T24">参考： http://hi.baidu.com/zengzhaonong/item/d87ea729f032c285af48f581</text:span></text:span></text:p>
      <text:p text:style-name="P5"><text:span text:style-name="Teletype"><text:span text:style-name="T24"/></text:span></text:p>
      <text:p text:style-name="P5"><text:span text:style-name="Teletype"><text:span text:style-name="T24">54\</text:span></text:span></text:p>
      <text:p text:style-name="P5"><text:span text:style-name="Teletype"><text:span text:style-name="T24">grub-install --root-directory=/media/... /dev/sda</text:span></text:span></text:p>
      <text:p text:style-name="P5"><text:span text:style-name="Teletype"><text:span text:style-name="T24"/></text:span></text:p>
      <text:p text:style-name="P5"><text:span text:style-name="Teletype"><text:span text:style-name="T24"/></text:span></text:p>
      <text:p text:style-name="P5"><text:span text:style-name="Teletype"><text:span text:style-name="T24">问题：PlatformData的整体数据结构是怎么样的？</text:span></text:span></text:p>
      <text:p text:style-name="P5"><text:span text:style-name="Teletype"><text:span text:style-name="T24">struct platform_device</text:span></text:span></text:p>
      <text:p text:style-name="P5"><text:span text:style-name="Teletype"><text:span text:style-name="T24"/></text:span></text:p>
      <text:p text:style-name="P5"><text:span text:style-name="Teletype"><text:span text:style-name="T24"/></text:span></text:p>
      <text:p text:style-name="P5"><text:span text:style-name="Teletype"><text:span text:style-name="T24">54\ </text:span></text:span></text:p>
      <text:p text:style-name="P5"><text:span text:style-name="Teletype"><text:span text:style-name="T24">tar -xvf *.tar.bz2</text:span></text:span></text:p>
      <text:p text:style-name="P5"><text:span text:style-name="Teletype"><text:span text:style-name="T24">tar -jcvf <text:s/>*.tar.bz2 <text:s/>dir/ </text:span></text:span></text:p>
      <text:p text:style-name="P5"><text:span text:style-name="Teletype"><text:span text:style-name="T24"/></text:span></text:p>
      <text:p text:style-name="P5"><text:span text:style-name="Teletype"><text:span text:style-name="T24"/></text:span></text:p>
      <text:p text:style-name="P5"><text:span text:style-name="Teletype"><text:span text:style-name="T24">55\</text:span></text:span></text:p>
      <text:p text:style-name="P5"><text:span text:style-name="Teletype"><text:span text:style-name="T24">For aph131:</text:span></text:span></text:p>
      <text:p text:style-name="P5"><text:span text:style-name="Teletype"><text:span text:style-name="T24">eth0: <text:s text:c="3"/>eth-cfg = &lt;0x00000012&gt;; /* MII_GE0_SLAVE | MII_GMAC0 */</text:span></text:span></text:p>
      <text:p text:style-name="P5"><text:span text:style-name="Teletype"><text:span text:style-name="T32">eth1: <text:s text:c="3"/>ar8033PHY: <text:s/>修改寄存器 0xb8050048</text:span></text:span></text:p>
      <text:p text:style-name="P5"><text:span text:style-name="Teletype"><text:span text:style-name="T32"><text:s text:c="20"/>1000M : 0x3000000</text:span></text:span></text:p>
      <text:p text:style-name="P5"><text:span text:style-name="Teletype"><text:span text:style-name="T32"><text:s text:c="23"/>100M: 0x101</text:span></text:span></text:p>
      <text:p text:style-name="P5"><text:span text:style-name="Teletype"><text:span text:style-name="T32"><text:s text:c="25"/>10M: 0x1313</text:span></text:span></text:p>
      <text:p text:style-name="P5"><text:span text:style-name="Teletype"><text:span text:style-name="T32"/></text:span></text:p>
      <text:p text:style-name="P5"><text:span text:style-name="Teletype"><text:span text:style-name="T24">For reh132:</text:span></text:span></text:p>
      <text:p text:style-name="P5"><text:soft-page-break/><text:span text:style-name="Teletype"><text:span text:style-name="T24">注意设置：eth-sw-cfg = &lt;</text:span></text:span><text:span text:style-name="Teletype"><text:span text:style-name="T14">1</text:span></text:span><text:span text:style-name="Teletype"><text:span text:style-name="T24"> 0&gt;; /*</text:span></text:span><text:span text:style-name="Teletype"><text:span text:style-name="T14"> phy4_mii_en </text:span></text:span><text:span text:style-name="Teletype"><text:span text:style-name="T24">phy_poll_mask */ <text:s/></text:span></text:span></text:p>
      <text:p text:style-name="P5"><text:span text:style-name="Teletype"><text:span text:style-name="T24">s27内部的设置，</text:span></text:span></text:p>
      <text:p text:style-name="P5"><text:span text:style-name="Teletype"><text:span text:style-name="T24">For aph126/128</text:span></text:span></text:p>
      <text:p text:style-name="P5"><text:span text:style-name="Teletype"><text:span text:style-name="T24">bi-port6-cfg = &lt;1 2 </text:span></text:span><text:span text:style-name="Teletype"><text:span text:style-name="T14">0 0 </text:span></text:span><text:span text:style-name="Teletype"><text:span text:style-name="T24">1&gt;; /* force_link speed:1G </text:span></text:span><text:span text:style-name="Teletype"><text:span text:style-name="T14">txpause rxpause </text:span></text:span><text:span text:style-name="Teletype"><text:span text:style-name="T24">duplex */ </text:span></text:span></text:p>
      <text:p text:style-name="P5"><text:span text:style-name="Teletype"><text:span text:style-name="T24">bi-pad6-cfg = &lt;6 0 0 0 1 1 1 2 0 0&gt;; /* mode rxclk_sel txclk_sel pipe_rxclk_sel txclk_delay_en </text:span></text:span></text:p>
      <text:p text:style-name="P5"><text:span text:style-name="Teletype"><text:span text:style-name="T24"><text:s text:c="3"/>rxclk_delay_en txclk_delay_sel rxclk_delay_sel sgmii_txclk_phase_sel sgmii_rxclk_phase_sel */</text:span></text:span></text:p>
      <text:p text:style-name="P5"><text:span text:style-name="Teletype"><text:span text:style-name="T24"/></text:span></text:p>
      <text:p text:style-name="P5"><text:span text:style-name="Teletype"><text:span text:style-name="T24"/></text:span></text:p>
      <text:p text:style-name="P5"><text:span text:style-name="Teletype"><text:span text:style-name="T24">56\ mount ubifs</text:span></text:span></text:p>
      <text:p text:style-name="P5"><text:span text:style-name="Teletype"><text:span text:style-name="T24"/></text:span></text:p>
      <text:p text:style-name="P5"><text:span text:style-name="Teletype"><text:span text:style-name="T24">第一次：（如：挂载mtd2）</text:span></text:span></text:p>
      <text:p text:style-name="P5"><text:span text:style-name="Teletype"><text:span text:style-name="T24"/></text:span></text:p>
      <text:p text:style-name="P5"><text:span text:style-name="Teletype"><text:span text:style-name="T24">1、ubiformat /dev/mtd2 -q -e 0</text:span></text:span></text:p>
      <text:p text:style-name="P5"><text:span text:style-name="Teletype"><text:span text:style-name="T24">2、ubiattach /dev/ubi_ctrl -m 2</text:span></text:span></text:p>
      <text:p text:style-name="P5"><text:span text:style-name="Teletype"><text:span text:style-name="T24">3、ubimkvol /dev/ubi0 -s 220MiB -N app</text:span></text:span></text:p>
      <text:p text:style-name="P5"><text:span text:style-name="Teletype"><text:span text:style-name="T24">4、mount -t ubifs ubi0_0 /mnt/app/</text:span></text:span></text:p>
      <text:p text:style-name="P5"><text:span text:style-name="Teletype"><text:span text:style-name="T24"/></text:span></text:p>
      <text:p text:style-name="P5"><text:span text:style-name="Teletype"><text:span text:style-name="T24">以后： （如：挂载mtd2）</text:span></text:span></text:p>
      <text:p text:style-name="P5"><text:span text:style-name="Teletype"><text:span text:style-name="T24"/></text:span></text:p>
      <text:p text:style-name="P5"><text:span text:style-name="Teletype"><text:span text:style-name="T24">1、ubiattach /dev/ubi_ctrl -m 2</text:span></text:span></text:p>
      <text:p text:style-name="P5"><text:span text:style-name="Teletype"><text:span text:style-name="T24">2、mount -t ubifs ubi0_0 /mnt/app</text:span></text:span></text:p>
      <text:p text:style-name="P5"><text:span text:style-name="Teletype"><text:span text:style-name="T24"/></text:span></text:p>
      <text:p text:style-name="P5"><text:span text:style-name="Teletype"><text:span text:style-name="T24">57\ initrd – &gt; ramfs – &gt; tmpfs – &gt; initramfs</text:span></text:span></text:p>
      <text:p text:style-name="P5"><text:a xlink:type="simple" xlink:href="http://blog.linux.org.tw/~jserv/archives/001954.html"><text:span text:style-name="Teletype"><text:span text:style-name="T24">http://blog.linux.org.tw/~jserv/archives/001954.html</text:span></text:span></text:a></text:p>
      <text:p text:style-name="P5"><text:span text:style-name="Teletype"><text:span text:style-name="T24"/></text:span></text:p>
      <text:p text:style-name="P5"><text:span text:style-name="Teletype"><text:span text:style-name="T24">传统的ramdisk是个块设备，要用mkfs来格式化它，才能真正地使用它；而tmpfs是一个文件系统，并不是块设备，只是安装它，就可以使用了。tmpfs是最好的基于RAM的文件系统。</text:span></text:span></text:p>
      <text:p text:style-name="P5"><text:span text:style-name="Teletype"><text:span text:style-name="T24"/></text:span></text:p>
      <text:p text:style-name="P5"><text:span text:style-name="Teletype"><text:span text:style-name="T24">Linux 2.6 kernel提出了一种新的实现机制，即initramfs。顾名思义，initramfs只是一种RAM filesystem而不是disk。initramfs实际是一个cpio归档，启动所需的用户程序和驱动模块被归档成一个文件。因此，不需要cache，也不需要文件系统。</text:span></text:span></text:p>
      <text:p text:style-name="P5"><text:span text:style-name="Teletype"><text:span text:style-name="T24"/></text:span></text:p>
      <text:p text:style-name="P5"><text:span text:style-name="Teletype"><text:span text:style-name="T24">cpio command</text:span></text:span></text:p>
      <text:p text:style-name="P4"><text:span text:style-name="Teletype"><text:span text:style-name="T24">Enable these configuration when make menuconfig:</text:span></text:span></text:p>
      <text:p text:style-name="Standard"><text:span text:style-name="Teletype"><text:span text:style-name="T24">Network ---&gt;</text:span></text:span></text:p>
      <text:p text:style-name="Standard"><text:span text:style-name="Teletype"><text:span text:style-name="T24"><text:s text:c="4"/>Firewall ---&gt;</text:span></text:span></text:p>
      <text:p text:style-name="Standard"><text:span text:style-name="Teletype"><text:span text:style-name="T24"><text:s text:c="8"/>&lt;*&gt; ebtables................. Ethernet bridge firewall administration utility</text:span></text:span></text:p>
      <text:p text:style-name="Standard"><text:span text:style-name="Teletype"><text:span text:style-name="T24"><text:s text:c="8"/>&lt;*&gt; <text:s text:c="2"/>ebtables-utils........................... ebtables save/restore utilities</text:span></text:span></text:p>
      <text:p text:style-name="Standard"><text:span text:style-name="Teletype"><text:span text:style-name="T24">Kernel modules <text:s/>---&gt;</text:span></text:span></text:p>
      <text:p text:style-name="Standard"><text:span text:style-name="Teletype"><text:span text:style-name="T24"><text:s text:c="3"/>Netfilter Extensions <text:s/>---&gt;</text:span></text:span></text:p>
      <text:p text:style-name="Standard"><text:span text:style-name="Teletype"><text:span text:style-name="T24"><text:s text:c="7"/>--- kmod-ebtables................................. Bridge firewalling modules <text:s text:c="18"/></text:span></text:span></text:p>
      <text:p text:style-name="Standard"><text:span text:style-name="Teletype"><text:span text:style-name="T24"><text:s text:c="6"/>&lt;*&gt; <text:s text:c="2"/>kmod-ebtables-ipv4................................ ebtables: IPv4 support <text:s text:c="10"/></text:span></text:span></text:p>
      <text:p text:style-name="Standard"><text:span text:style-name="Teletype"><text:span text:style-name="T24"><text:s text:c="6"/>&lt;*&gt; <text:s text:c="2"/>kmod-ebtables-watchers........................ ebtables: watchers support</text:span></text:span></text:p>
      <text:p text:style-name="Standard"><text:span text:style-name="Teletype"><text:span text:style-name="T24"/></text:span></text:p>
      <text:p text:style-name="Standard"><text:span text:style-name="Teletype"><text:span text:style-name="T24">Here is the command:</text:span></text:span></text:p>
      <text:p text:style-name="Standard"><text:span text:style-name="Teletype"><text:span text:style-name="T24">ebtables -t nat -A PREROUTING -p 0x88e1 -d ff:ff:ff:ff:ff:ff -j dnat --to-destination 00:03:7F:11:25:CB</text:span></text:span></text:p>
      <text:p text:style-name="Standard"><text:span text:style-name="Teletype"><text:span text:style-name="T24"/></text:span></text:p>
      <text:p text:style-name="Standard"><text:span text:style-name="Teletype"><text:span text:style-name="T24">注意： ebtables 在桥上起作用，使用tcpdump时，在eth1上dump的信息为没有nat之前的信息，而在桥上dump到的信息则已经做了修改！</text:span></text:span></text:p>
      <text:p text:style-name="Standard"><text:span text:style-name="Teletype"><text:span text:style-name="T24"/></text:span></text:p>
      <text:p text:style-name="Standard"><text:span text:style-name="Teletype"><text:span text:style-name="T24">http://blog.csdn.net/zahuopuboss/article/details/8717669</text:span></text:span></text:p>
      <text:p text:style-name="Standard"><text:span text:style-name="Teletype"><text:span text:style-name="T24"/></text:span></text:p>
      <text:p text:style-name="Standard"><text:span text:style-name="Teletype"><text:span text:style-name="T24"/></text:span></text:p>
      <text:p text:style-name="Standard"><text:span text:style-name="Teletype"><text:span text:style-name="T24"/></text:span></text:p>
      <text:p text:style-name="Standard"><text:span text:style-name="Teletype"><text:span text:style-name="T24"/></text:span></text:p>
      <text:p text:style-name="Standard"><text:span text:style-name="Teletype"><text:span text:style-name="T24">sockaddr_ll, 源文件为&lt;netpacket/packet.h&gt;,结构如下： </text:span></text:span></text:p>
      <text:p text:style-name="Standard"><text:span text:style-name="Teletype"><text:span text:style-name="T24">struct sockaddr_ll </text:span></text:span></text:p>
      <text:p text:style-name="Standard"><text:span text:style-name="Teletype"><text:span text:style-name="T24">{ </text:span></text:span></text:p>
      <text:p text:style-name="Standard"><text:span text:style-name="Teletype"><text:span text:style-name="T24">unsigned short int sll_family; /* 一般为AF_PACKET */ </text:span></text:span></text:p>
      <text:p text:style-name="Standard"><text:span text:style-name="Teletype"><text:span text:style-name="T24">unsigned short int sll_protocol; /* 上层协议 */ </text:span></text:span></text:p>
      <text:p text:style-name="Standard"><text:span text:style-name="Teletype"><text:span text:style-name="T24">int sll_ifindex; /* 接口类型 */ </text:span></text:span></text:p>
      <text:p text:style-name="Standard"><text:span text:style-name="Teletype"><text:span text:style-name="T24">unsigned short int sll_hatype; /* 报头类型 */ </text:span></text:span></text:p>
      <text:p text:style-name="Standard"><text:span text:style-name="Teletype"><text:span text:style-name="T24">unsigned char sll_pkttype; /* 包类型 */ </text:span></text:span></text:p>
      <text:p text:style-name="Standard"><text:span text:style-name="Teletype"><text:span text:style-name="T24">unsigned char sll_halen; /* 地址长度 */ </text:span></text:span></text:p>
      <text:p text:style-name="Standard"><text:span text:style-name="Teletype"><text:span text:style-name="T24">unsigned char sll_addr[8]; /* MAC地址 */ </text:span></text:span></text:p>
      <text:p text:style-name="Standard"><text:span text:style-name="Teletype"><text:span text:style-name="T24">}; </text:span></text:span></text:p>
      <text:p text:style-name="Standard"><text:span text:style-name="Teletype"><text:span text:style-name="T24"/></text:span></text:p>
      <text:p text:style-name="Standard"><text:span text:style-name="Teletype"><text:span text:style-name="T24"/></text:span></text:p>
      <text:p text:style-name="Standard"><text:span text:style-name="Teletype"><text:span text:style-name="T24">sll_family 和sockaddr_in中的sa_family一样，但选项要设置为AF_PACKET。 </text:span></text:span></text:p>
      <text:p text:style-name="Standard"><text:span text:style-name="Teletype"><text:span text:style-name="T24">设置成这个选项后，从网卡接收的数据包可以直接传送到应用程序而不经过内核处理。 </text:span></text:span></text:p>
      <text:p text:style-name="Standard"><text:span text:style-name="Teletype"><text:span text:style-name="T24"/></text:span></text:p>
      <text:p text:style-name="Standard"><text:span text:style-name="Teletype"><text:span text:style-name="T24">sll_protocol 表示上层的协议类型： </text:span></text:span></text:p>
      <text:p text:style-name="Standard"><text:span text:style-name="Teletype"><text:span text:style-name="T24">源文件为&lt;linux/if_ether.h&gt; </text:span></text:span></text:p>
      <text:p text:style-name="Standard"><text:span text:style-name="Teletype"><text:span text:style-name="T24">/* </text:span></text:span></text:p>
      <text:p text:style-name="Standard"><text:span text:style-name="Teletype"><text:span text:style-name="T24">* These are the defined Ethernet Protocol ID's. </text:span></text:span></text:p>
      <text:p text:style-name="Standard"><text:span text:style-name="Teletype"><text:span text:style-name="T24">*/ </text:span></text:span></text:p>
      <text:p text:style-name="Standard"><text:span text:style-name="Teletype"><text:span text:style-name="T24"/></text:span></text:p>
      <text:p text:style-name="Standard"><text:span text:style-name="Teletype"><text:span text:style-name="T24">#define ETH_P_LOOP 0x0060 /* Ethernet Loopback packet */ </text:span></text:span></text:p>
      <text:p text:style-name="Standard"><text:span text:style-name="Teletype"><text:span text:style-name="T24">#define ETH_P_PUP 0x0200 /* Xerox PUP packet */ </text:span></text:span></text:p>
      <text:p text:style-name="Standard"><text:span text:style-name="Teletype"><text:span text:style-name="T24">#define ETH_P_PUPAT 0x0201 /* Xerox PUP Addr Trans packet */ </text:span></text:span></text:p>
      <text:p text:style-name="Standard"><text:span text:style-name="Teletype"><text:span text:style-name="T24">#define ETH_P_IP 0x0800 /* Internet Protocol packet */ </text:span></text:span></text:p>
      <text:p text:style-name="Standard"><text:span text:style-name="Teletype"><text:span text:style-name="T24">#define ETH_P_X25 0x0805 /* CCITT X.25 */ </text:span></text:span></text:p>
      <text:p text:style-name="Standard"><text:span text:style-name="Teletype"><text:span text:style-name="T24">#define ETH_P_ARP 0x0806 /* Address Resolution packet */ </text:span></text:span></text:p>
      <text:p text:style-name="Standard"><text:span text:style-name="Teletype"><text:span text:style-name="T24">#define ETH_P_BPQ 0x08FF /* G8BPQ AX.25 Ethernet Packet*/ </text:span></text:span></text:p>
      <text:p text:style-name="Standard"><text:span text:style-name="Teletype"><text:span text:style-name="T24">#define ETH_P_IEEEPUP 0x0a00 /* Xerox IEEE802.3 PUP packet */ </text:span></text:span></text:p>
      <text:p text:style-name="Standard"><text:span text:style-name="Teletype"><text:span text:style-name="T24">#define ETH_P_IEEEPUPAT 0x0a01 /* Xerox IEEE802.3 PUP Addr Trans packet */ </text:span></text:span></text:p>
      <text:p text:style-name="Standard"><text:span text:style-name="Teletype"><text:span text:style-name="T24">#define ETH_P_DEC 0x6000 /* DEC Assigned proto */ </text:span></text:span></text:p>
      <text:p text:style-name="Standard"><text:span text:style-name="Teletype"><text:span text:style-name="T24">#define ETH_P_DNA_DL 0x6001 /* DEC DNA Dump/Load */ </text:span></text:span></text:p>
      <text:p text:style-name="Standard"><text:span text:style-name="Teletype"><text:span text:style-name="T24">#define ETH_P_DNA_RC 0x6002 /* DEC DNA Remote Console */ </text:span></text:span></text:p>
      <text:p text:style-name="Standard"><text:span text:style-name="Teletype"><text:span text:style-name="T24">#define ETH_P_DNA_RT 0x6003 /* DEC DNA Routing */ </text:span></text:span></text:p>
      <text:p text:style-name="Standard"><text:soft-page-break/><text:span text:style-name="Teletype"><text:span text:style-name="T24">#define ETH_P_LAT 0x6004 /* DEC LAT */ </text:span></text:span></text:p>
      <text:p text:style-name="Standard"><text:span text:style-name="Teletype"><text:span text:style-name="T24">#define ETH_P_DIAG 0x6005 /* DEC Diagnostics */ </text:span></text:span></text:p>
      <text:p text:style-name="Standard"><text:span text:style-name="Teletype"><text:span text:style-name="T24">#define ETH_P_CUST 0x6006 /* DEC Customer use */ </text:span></text:span></text:p>
      <text:p text:style-name="Standard"><text:span text:style-name="Teletype"><text:span text:style-name="T24">#define ETH_P_SCA 0x6007 /* DEC Systems Comms Arch */ </text:span></text:span></text:p>
      <text:p text:style-name="Standard"><text:span text:style-name="Teletype"><text:span text:style-name="T24">#define ETH_P_RARP 0x8035 /* Reverse Addr Res packet */ </text:span></text:span></text:p>
      <text:p text:style-name="Standard"><text:span text:style-name="Teletype"><text:span text:style-name="T24">#define ETH_P_ATALK 0x809B /* Appletalk DDP */ </text:span></text:span></text:p>
      <text:p text:style-name="Standard"><text:span text:style-name="Teletype"><text:span text:style-name="T24">#define ETH_P_AARP 0x80F3 /* Appletalk AARP */ </text:span></text:span></text:p>
      <text:p text:style-name="Standard"><text:span text:style-name="Teletype"><text:span text:style-name="T24">#define ETH_P_IPX 0x8137 /* IPX over DIX */ </text:span></text:span></text:p>
      <text:p text:style-name="Standard"><text:span text:style-name="Teletype"><text:span text:style-name="T24">#define ETH_P_IPV6 0x86DD /* IPv6 over bluebook */ </text:span></text:span></text:p>
      <text:p text:style-name="Standard"><text:span text:style-name="Teletype"><text:span text:style-name="T24">#define ETH_P_PPP_DISC 0x8863 /* PPPoE discovery messages */ </text:span></text:span></text:p>
      <text:p text:style-name="Standard"><text:span text:style-name="Teletype"><text:span text:style-name="T24">#define ETH_P_PPP_SES 0x8864 /* PPPoE session messages */ </text:span></text:span></text:p>
      <text:p text:style-name="Standard"><text:span text:style-name="Teletype"><text:span text:style-name="T24">#define ETH_P_ATMMPOA 0x884c /* MultiProtocol Over ATM */ </text:span></text:span></text:p>
      <text:p text:style-name="Standard"><text:span text:style-name="Teletype"><text:span text:style-name="T24">#define ETH_P_ATMFATE 0x8884 /* Frame-based ATM Transport </text:span></text:span></text:p>
      <text:p text:style-name="Standard"><text:span text:style-name="Teletype"><text:span text:style-name="T24">* over Ethernet </text:span></text:span></text:p>
      <text:p text:style-name="Standard"><text:span text:style-name="Teletype"><text:span text:style-name="T24">*/ </text:span></text:span></text:p>
      <text:p text:style-name="Standard"><text:span text:style-name="Teletype"><text:span text:style-name="T24"/></text:span></text:p>
      <text:p text:style-name="Standard"><text:span text:style-name="Teletype"><text:span text:style-name="T24">一般是IP的话选ETH_P_IP。或者小心的选择ETH_P_ALL </text:span></text:span></text:p>
      <text:p text:style-name="Standard"><text:span text:style-name="Teletype"><text:span text:style-name="T24"/></text:span></text:p>
      <text:p text:style-name="Standard"><text:span text:style-name="Teletype"><text:span text:style-name="T24"/></text:span></text:p>
      <text:p text:style-name="Standard"><text:span text:style-name="Teletype"><text:span text:style-name="T24">sll_ifindex 表示接口类型，也可以选择： </text:span></text:span></text:p>
      <text:p text:style-name="Standard"><text:span text:style-name="Teletype"><text:span text:style-name="T24">源文件&lt;linux/netdevice.h&gt; </text:span></text:span></text:p>
      <text:p text:style-name="Standard"><text:span text:style-name="Teletype"><text:span text:style-name="T24">/* Media selection options. */ </text:span></text:span></text:p>
      <text:p text:style-name="Standard"><text:span text:style-name="Teletype"><text:span text:style-name="T24">enum { </text:span></text:span></text:p>
      <text:p text:style-name="Standard"><text:span text:style-name="Teletype"><text:span text:style-name="T24">IF_PORT_UNKNOWN = 0, </text:span></text:span></text:p>
      <text:p text:style-name="Standard"><text:span text:style-name="Teletype"><text:span text:style-name="T24">IF_PORT_10BASE2, </text:span></text:span></text:p>
      <text:p text:style-name="Standard"><text:span text:style-name="Teletype"><text:span text:style-name="T24">IF_PORT_10BASET, </text:span></text:span></text:p>
      <text:p text:style-name="Standard"><text:span text:style-name="Teletype"><text:span text:style-name="T24">IF_PORT_AUI, </text:span></text:span></text:p>
      <text:p text:style-name="Standard"><text:span text:style-name="Teletype"><text:span text:style-name="T24">IF_PORT_100BASET, </text:span></text:span></text:p>
      <text:p text:style-name="Standard"><text:span text:style-name="Teletype"><text:span text:style-name="T24">IF_PORT_100BASETX, </text:span></text:span></text:p>
      <text:p text:style-name="Standard"><text:span text:style-name="Teletype"><text:span text:style-name="T24">IF_PORT_100BASEFX </text:span></text:span></text:p>
      <text:p text:style-name="Standard"><text:span text:style-name="Teletype"><text:span text:style-name="T24">}; </text:span></text:span></text:p>
      <text:p text:style-name="Standard"><text:span text:style-name="Teletype"><text:span text:style-name="T24">但不知道真的起作用吗，我选的10BASET——基于双绞线的10M以太网。 </text:span></text:span></text:p>
      <text:p text:style-name="Standard"><text:span text:style-name="Teletype"><text:span text:style-name="T24">AF_INET 在&lt;bits/socket.h&gt;里定义为2，表示IP protocol family. </text:span></text:span></text:p>
      <text:p text:style-name="Standard"><text:span text:style-name="Teletype"><text:span text:style-name="T24">AF_IENT和IF_PORT_10BASET的大小一样。 </text:span></text:span></text:p>
      <text:p text:style-name="Standard"><text:span text:style-name="Teletype"><text:span text:style-name="T24">最好这样得到 </text:span></text:span></text:p>
      <text:p text:style-name="Standard"><text:span text:style-name="Teletype"><text:span text:style-name="T24"/></text:span></text:p>
      <text:p text:style-name="Standard"><text:span text:style-name="Teletype"><text:span text:style-name="T24"><text:s text:c="3"/>1. int get_nic_index(int fd, const char* nic_name) </text:span></text:span></text:p>
      <text:p text:style-name="Standard"><text:span text:style-name="Teletype"><text:span text:style-name="T24"><text:s text:c="3"/>2. { </text:span></text:span></text:p>
      <text:p text:style-name="Standard"><text:span text:style-name="Teletype"><text:span text:style-name="T24"><text:s text:c="3"/>3. <text:s text:c="4"/>struct ifreq ifr; </text:span></text:span></text:p>
      <text:p text:style-name="Standard"><text:span text:style-name="Teletype"><text:span text:style-name="T24"><text:s text:c="3"/>4. <text:s text:c="4"/>if (nice_name == NULL) </text:span></text:span></text:p>
      <text:p text:style-name="Standard"><text:span text:style-name="Teletype"><text:span text:style-name="T24"><text:s text:c="3"/>5. <text:s text:c="11"/>return -1; </text:span></text:span></text:p>
      <text:p text:style-name="Standard"><text:span text:style-name="Teletype"><text:span text:style-name="T24"><text:s text:c="3"/>6. <text:s text:c="4"/>memset(&amp;ifr, 0, sizeof(ifr)); </text:span></text:span></text:p>
      <text:p text:style-name="Standard"><text:span text:style-name="Teletype"><text:span text:style-name="T24"><text:s text:c="3"/>7. <text:s text:c="4"/>strncpy(ifr.ifr_name, nic_name, IFNAMSIZ); </text:span></text:span></text:p>
      <text:p text:style-name="Standard"><text:span text:style-name="Teletype"><text:span text:style-name="T24"><text:s text:c="3"/>8. <text:s text:c="4"/>if (ioctl(fd, SIOCGIFINDEX, &amp;ifr) == -1) { </text:span></text:span></text:p>
      <text:p text:style-name="Standard"><text:span text:style-name="Teletype"><text:span text:style-name="T24"><text:s text:c="3"/>9. <text:s text:c="8"/>perro("SIOCGIFINDEX ioctl error"); </text:span></text:span></text:p>
      <text:p text:style-name="Standard"><text:span text:style-name="Teletype"><text:span text:style-name="T24"><text:s text:c="2"/>10. <text:s text:c="8"/>return -1; </text:span></text:span></text:p>
      <text:p text:style-name="Standard"><text:span text:style-name="Teletype"><text:span text:style-name="T24"><text:s text:c="2"/>11. <text:s text:c="4"/>} </text:span></text:span></text:p>
      <text:p text:style-name="Standard"><text:span text:style-name="Teletype"><text:span text:style-name="T24"><text:s text:c="2"/>12. <text:s text:c="4"/>return ifr.ifr_ifindex; </text:span></text:span></text:p>
      <text:p text:style-name="Standard"><text:span text:style-name="Teletype"><text:span text:style-name="T24"><text:s text:c="2"/>13. } </text:span></text:span></text:p>
      <text:p text:style-name="Standard"><text:span text:style-name="Teletype"><text:span text:style-name="T24"/></text:span></text:p>
      <text:p text:style-name="Standard"><text:span text:style-name="Teletype"><text:span text:style-name="T24"/></text:span></text:p>
      <text:p text:style-name="Standard"><text:span text:style-name="Teletype"><text:span text:style-name="T24">sll_hatype ARP 硬件地址类型 </text:span></text:span></text:p>
      <text:p text:style-name="Standard"><text:span text:style-name="Teletype"><text:span text:style-name="T24">可以选择， </text:span></text:span></text:p>
      <text:p text:style-name="Standard"><text:span text:style-name="Teletype"><text:span text:style-name="T24">源文件为&lt;net/if_arp.h&gt; </text:span></text:span></text:p>
      <text:p text:style-name="Standard"><text:span text:style-name="Teletype"><text:span text:style-name="T24">/* ARP protocol HARDWARE identifiers. */ </text:span></text:span></text:p>
      <text:p text:style-name="Standard"><text:span text:style-name="Teletype"><text:span text:style-name="T24">#define ARPHRD_NETROM 0 /* From KA9Q: NET/ROM pseudo. */ </text:span></text:span></text:p>
      <text:p text:style-name="Standard"><text:span text:style-name="Teletype"><text:span text:style-name="T24">#define ARPHRD_ETHER 1 /* Ethernet 10/100Mbps. */ </text:span></text:span></text:p>
      <text:p text:style-name="Standard"><text:soft-page-break/><text:span text:style-name="Teletype"><text:span text:style-name="T24">#define ARPHRD_EETHER 2 /* Experimental Ethernet. */ </text:span></text:span></text:p>
      <text:p text:style-name="Standard"><text:span text:style-name="Teletype"><text:span text:style-name="T24">#define ARPHRD_AX25 3 /* AX.25 Level 2. */ </text:span></text:span></text:p>
      <text:p text:style-name="Standard"><text:span text:style-name="Teletype"><text:span text:style-name="T24">#define ARPHRD_PRONET 4 /* PROnet token ring. */ </text:span></text:span></text:p>
      <text:p text:style-name="Standard"><text:span text:style-name="Teletype"><text:span text:style-name="T24">#define ARPHRD_CHAOS 5 /* Chaosnet. */ </text:span></text:span></text:p>
      <text:p text:style-name="Standard"><text:span text:style-name="Teletype"><text:span text:style-name="T24">#define ARPHRD_IEEE802 6 /* IEEE 802.2 Ethernet/TR/TB. */ </text:span></text:span></text:p>
      <text:p text:style-name="Standard"><text:span text:style-name="Teletype"><text:span text:style-name="T24">#define ARPHRD_ARCNET 7 /* ARCnet. */ </text:span></text:span></text:p>
      <text:p text:style-name="Standard"><text:span text:style-name="Teletype"><text:span text:style-name="T24">#define ARPHRD_APPLETLK 8 /* APPLEtalk. */ </text:span></text:span></text:p>
      <text:p text:style-name="Standard"><text:span text:style-name="Teletype"><text:span text:style-name="T24">#define ARPHRD_DLCI 15 /* Frame Relay DLCI. */ </text:span></text:span></text:p>
      <text:p text:style-name="Standard"><text:span text:style-name="Teletype"><text:span text:style-name="T24">#define ARPHRD_ATM 19 /* ATM. */ </text:span></text:span></text:p>
      <text:p text:style-name="Standard"><text:span text:style-name="Teletype"><text:span text:style-name="T24">#define ARPHRD_METRICOM 23 /* Metricom STRIP (new IANA id). */ </text:span></text:span></text:p>
      <text:p text:style-name="Standard"><text:span text:style-name="Teletype"><text:span text:style-name="T24"/></text:span></text:p>
      <text:p text:style-name="Standard"><text:span text:style-name="Teletype"><text:span text:style-name="T24">sll_pkttype 包含分组类型 </text:span></text:span></text:p>
      <text:p text:style-name="Standard"><text:span text:style-name="Teletype"><text:span text:style-name="T24">有效的分组类型： </text:span></text:span></text:p>
      <text:p text:style-name="Standard"><text:span text:style-name="Teletype"><text:span text:style-name="T24">目标地址是本地主机的分组用的 PACKET_HOST， </text:span></text:span></text:p>
      <text:p text:style-name="Standard"><text:span text:style-name="Teletype"><text:span text:style-name="T24">物理层广播分组用的 PACKET_BROADCAST ， </text:span></text:span></text:p>
      <text:p text:style-name="Standard"><text:span text:style-name="Teletype"><text:span text:style-name="T24">发送到一个物理层多路广播地址的分组用的 PACKET_MULTICAST， </text:span></text:span></text:p>
      <text:p text:style-name="Standard"><text:span text:style-name="Teletype"><text:span text:style-name="T24">在混杂(promiscuous)模式下的设备驱动器发向其他主机的分组用的PACKET_OTHERHOST， </text:span></text:span></text:p>
      <text:p text:style-name="Standard"><text:span text:style-name="Teletype"><text:span text:style-name="T24">本源于本地主机的分组被环回到分组套接口用的 PACKET_OUTGOING。 </text:span></text:span></text:p>
      <text:p text:style-name="Standard"><text:span text:style-name="Teletype"><text:span text:style-name="T24">这些类型只对接收到的分组有意义。sll_addr 和 sll_halen 包括物理层(例如 IEEE 802.3)地址和地址长</text:span></text:span><text:span text:style-name="Teletype"><text:span text:style-name="T24">度。精确的解释依赖于设备。 </text:span></text:span></text:p>
      <text:p text:style-name="Standard"><text:span text:style-name="Teletype"><text:span text:style-name="T24"/></text:span></text:p>
      <text:p text:style-name="Standard"><text:span text:style-name="Teletype"><text:span text:style-name="T24">sll_halen 为MAC地址长度（6 bytes) </text:span></text:span></text:p>
      <text:p text:style-name="Standard"><text:span text:style-name="Teletype"><text:span text:style-name="T24">源文件&lt;linux/if_ether.h&gt; </text:span></text:span></text:p>
      <text:p text:style-name="Standard"><text:span text:style-name="Teletype"><text:span text:style-name="T24">#define ETH_ALEN 6 /* Octets in one ethernet addr */ </text:span></text:span></text:p>
      <text:p text:style-name="Standard"><text:span text:style-name="Teletype"><text:span text:style-name="T24">#define ETH_HLEN 14 /* Total octets in header. */ </text:span></text:span></text:p>
      <text:p text:style-name="Standard"><text:span text:style-name="Teletype"><text:span text:style-name="T24">#define ETH_ZLEN 60 /* Min. octets in frame sans FCS */ </text:span></text:span></text:p>
      <text:p text:style-name="Standard"><text:span text:style-name="Teletype"><text:span text:style-name="T24">#define ETH_DATA_LEN 1500 /* Max. octets in payload */ </text:span></text:span></text:p>
      <text:p text:style-name="Standard"><text:span text:style-name="Teletype"><text:span text:style-name="T24">#define ETH_FRAME_LEN 1514 /* Max. octets in frame sans FCS */ </text:span></text:span></text:p>
      <text:p text:style-name="Standard"><text:span text:style-name="Teletype"><text:span text:style-name="T24"/></text:span></text:p>
      <text:p text:style-name="Standard"><text:span text:style-name="Teletype"><text:span text:style-name="T24">sll_addr[8] 为目的MAC地址（按sockaddr_in.sin_addr为目的IP地址推测） </text:span></text:span></text:p>
      <text:p text:style-name="Standard"><text:span text:style-name="Teletype"><text:span text:style-name="T24"/></text:span></text:p>
      <text:p text:style-name="Standard"><text:span text:style-name="Teletype"><text:span text:style-name="T24"/></text:span></text:p>
      <text:p text:style-name="Standard"><text:span text:style-name="Teletype"><text:span text:style-name="T24">填充完这个结构后，创建一个SOCKET </text:span></text:span></text:p>
      <text:p text:style-name="Standard"><text:span text:style-name="Teletype"><text:span text:style-name="T24">sockfd=socket(AF_PACKET,SOCK_RAW,htons(ETH_P_IP)); </text:span></text:span></text:p>
      <text:p text:style-name="Standard"><text:span text:style-name="Teletype"><text:span text:style-name="T24"/></text:span></text:p>
      <text:p text:style-name="Standard"><text:span text:style-name="Teletype"><text:span text:style-name="T24"><text:s text:c="3"/>1. int set_nic_promisc(int sockfd, const char *nic_name) </text:span></text:span></text:p>
      <text:p text:style-name="Standard"><text:span text:style-name="Teletype"><text:span text:style-name="T24"><text:s text:c="3"/>2. { </text:span></text:span></text:p>
      <text:p text:style-name="Standard"><text:span text:style-name="Teletype"><text:span text:style-name="T24"><text:s text:c="3"/>3. <text:s text:c="4"/>struct ifreq ethreq; </text:span></text:span></text:p>
      <text:p text:style-name="Standard"><text:span text:style-name="Teletype"><text:span text:style-name="T24"><text:s text:c="3"/>4. <text:s text:c="4"/>strncpy(ethreq.ifr_name, nic_name, IFNAMSIZ); </text:span></text:span></text:p>
      <text:p text:style-name="Standard"><text:span text:style-name="Teletype"><text:span text:style-name="T24"><text:s text:c="3"/>5. <text:s text:c="4"/>ioctl(sockfd, SIOCGIFFLAGS, &amp;ethreq); </text:span></text:span></text:p>
      <text:p text:style-name="Standard"><text:span text:style-name="Teletype"><text:span text:style-name="T24"><text:s text:c="3"/>6. <text:s text:c="4"/>ethreq.ifr_flags |= IFF_PROMISC; </text:span></text:span></text:p>
      <text:p text:style-name="Standard"><text:span text:style-name="Teletype"><text:span text:style-name="T24"><text:s text:c="3"/>7. <text:s text:c="4"/>ioctl(sockfd, SIOCSIFFLAGS, &amp;ethreq); </text:span></text:span></text:p>
      <text:p text:style-name="Standard"><text:span text:style-name="Teletype"><text:span text:style-name="T24"><text:s text:c="3"/>8. <text:s text:c="4"/>return 0; </text:span></text:span></text:p>
      <text:p text:style-name="Standard"><text:span text:style-name="Teletype"><text:span text:style-name="T24"><text:s text:c="3"/>9. } </text:span></text:span></text:p>
      <text:p text:style-name="Standard"><text:span text:style-name="Teletype"><text:span text:style-name="T24"/></text:span></text:p>
      <text:p text:style-name="Standard"><text:span text:style-name="Teletype"><text:span text:style-name="T24">如果以上步骤成功的话，网卡现在应该处于混杂模式了。</text:span></text:span></text:p>
      <text:p text:style-name="Standard"><text:span text:style-name="Teletype"><text:span text:style-name="T24"/></text:span></text:p>
      <text:p text:style-name="Standard"><text:span text:style-name="Teletype"><text:span text:style-name="T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ce style:name="Calibri" svg:font-family="Calibri, sans-serif"/>
    <style:font-face style:name="OpenSymbol" svg:font-family="OpenSymbol"/>
    <style:font-face style:name="Tahoma" svg:font-family="Tahoma"/>
    <style:font-face style:name="Tahoma1" svg:font-family="Tahoma, sans-serif"/>
    <style:font-face style:name="DejaVu Sans Mono" svg:font-family="'DejaVu Sans Mono'"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ne_20_numbering" style:display-name="Line numbering" style:family="text"/>
    <style:style style:name="Teletype" style:family="text">
      <style:text-properties style:font-name="DejaVu Sans Mono" style:font-name-asian="DejaVu Sans Mono" style:font-name-complex="DejaVu Sans Mono"/>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zh </meta:initial-creator>
    <meta:creation-date>2010-12-22T13:03:19</meta:creation-date>
    <dc:date>2013-09-06T14:15:10</dc:date>
    <dc:creator>Paul Zhang</dc:creator>
    <meta:editing-duration>P35DT11H36M13S</meta:editing-duration>
    <meta:editing-cycles>171</meta:editing-cycles>
    <meta:generator>LibreOffice/4.0.2.2$Linux_X86_64 LibreOffice_project/400m0$Build-2</meta:generator>
    <meta:document-statistic meta:table-count="0" meta:image-count="0" meta:object-count="0" meta:page-count="24" meta:paragraph-count="865" meta:word-count="6667" meta:character-count="37286" meta:non-whitespace-character-count="30034"/>
  </office:meta>
</office:document-meta>
</file>